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8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736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1.3272in"/>
    </style:style>
    <style:style style:name="co6" style:family="table-column">
      <style:table-column-properties fo:break-before="auto" style:column-width="0.9571in"/>
    </style:style>
    <style:style style:name="co7" style:family="table-column">
      <style:table-column-properties fo:break-before="auto" style:column-width="0.8874in"/>
    </style:style>
    <style:style style:name="co8" style:family="table-column">
      <style:table-column-properties fo:break-before="auto" style:column-width="1.4201in"/>
    </style:style>
    <style:style style:name="co9" style:family="table-column">
      <style:table-column-properties fo:break-before="auto" style:column-width="1.5819in"/>
    </style:style>
    <style:style style:name="co10" style:family="table-column">
      <style:table-column-properties fo:break-before="auto" style:column-width="1.3681in"/>
    </style:style>
    <style:style style:name="co11" style:family="table-column">
      <style:table-column-properties fo:break-before="auto" style:column-width="1.2244in"/>
    </style:style>
    <style:style style:name="co12" style:family="table-column">
      <style:table-column-properties fo:break-before="auto" style:column-width="1.4299in"/>
    </style:style>
    <style:style style:name="co13" style:family="table-column">
      <style:table-column-properties fo:break-before="auto" style:column-width="0.878in"/>
    </style:style>
    <style:style style:name="co14" style:family="table-column">
      <style:table-column-properties fo:break-before="auto" style:column-width="0.9161in"/>
    </style:style>
    <style:style style:name="co15" style:family="table-column">
      <style:table-column-properties fo:break-before="auto" style:column-width="0.8972in"/>
    </style:style>
    <style:style style:name="co16" style:family="table-column">
      <style:table-column-properties fo:break-before="auto" style:column-width="1.348in"/>
    </style:style>
    <style:style style:name="co17" style:family="table-column">
      <style:table-column-properties fo:break-before="auto" style:column-width="1.3583in"/>
    </style:style>
    <style:style style:name="co19" style:family="table-column">
      <style:table-column-properties fo:break-before="auto" style:column-width="1.9425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1.0307in" fo:break-before="auto" style:use-optimal-row-height="false"/>
    </style:style>
    <style:style style:name="ro4" style:family="table-row">
      <style:table-row-properties style:row-height="0.4098in" fo:break-before="auto" style:use-optimal-row-height="false"/>
    </style:style>
    <style:style style:name="ro6" style:family="table-row">
      <style:table-row-properties style:row-height="0.3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5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="0.74pt solid #000000"/>
    </style:style>
    <style:style style:name="ce12" style:family="table-cell" style:parent-style-name="Default" style:data-style-name="N11">
      <style:table-cell-properties fo:background-color="transparent"/>
    </style:style>
    <style:style style:name="ce13" style:family="table-cell" style:parent-style-name="Default" style:data-style-name="N11">
      <style:table-cell-properties fo:border="0.74pt solid #000000"/>
    </style:style>
    <style:style style:name="ce21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18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7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8.3201in" svg:height="6.8087in" svg:x="0.2024in" svg:y="13.2657in">
            <draw:object draw:notify-on-update-of-ranges="RESULTS.A48:RESULTS.A59 RESULTS.B48:RESULTS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3201in" svg:height="6.8087in" svg:x="9.3713in" svg:y="13.1831in">
            <draw:object draw:notify-on-update-of-ranges="RESULTS.A48:RESULTS.A59 RESULTS.C48:RESULTS.C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ce24"/>
        <table:table-column table:style-name="co14" table:default-cell-style-name="Default"/>
        <table:table-column table:style-name="co7" table:default-cell-style-name="Default"/>
        <table:table-column table:style-name="co13" table:default-cell-style-name="ce24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8" table:number-columns-repeated="39" table:default-cell-style-name="Default"/>
        <table:table-row table:style-name="ro2">
          <table:table-cell table:style-name="ce2" table:number-columns-spanned="2" table:number-rows-spanned="2"/>
          <table:covered-table-cell table:style-name="ce2"/>
          <table:table-cell table:style-name="ce2"/>
          <table:table-cell table:style-name="ce21" office:value-type="string" calcext:value-type="string" table:number-columns-spanned="18" table:number-rows-spanned="1">
            <text:p>Relative improvement over the best result of heuristics averaged over 22 instances</text:p>
          </table:table-cell>
          <table:covered-table-cell table:number-columns-repeated="2" table:style-name="ce21"/>
          <table:covered-table-cell table:style-name="ce27"/>
          <table:covered-table-cell table:number-columns-repeated="5" table:style-name="ce21"/>
          <table:covered-table-cell table:style-name="ce27"/>
          <table:covered-table-cell table:number-columns-repeated="2" table:style-name="ce21"/>
          <table:covered-table-cell table:style-name="ce27"/>
          <table:covered-table-cell table:number-columns-repeated="5" table:style-name="ce21"/>
          <table:table-cell table:style-name="ce131" table:number-columns-repeated="33"/>
          <table:table-cell table:number-columns-repeated="6"/>
        </table:table-row>
        <table:table-row table:style-name="ro3">
          <table:covered-table-cell table:number-columns-repeated="2" table:style-name="ce2"/>
          <table:table-cell table:style-name="ce2"/>
          <table:table-cell table:style-name="ce16" office:value-type="string" calcext:value-type="string">
            <text:p>a280</text:p>
          </table:table-cell>
          <table:table-cell table:style-name="ce16" office:value-type="string" calcext:value-type="string">
            <text:p>d493</text:p>
          </table:table-cell>
          <table:table-cell table:style-name="ce16" office:value-type="string" calcext:value-type="string">
            <text:p>fl417</text:p>
          </table:table-cell>
          <table:table-cell table:style-name="ce16" office:value-type="string" calcext:value-type="string">
            <text:p>gil262</text:p>
          </table:table-cell>
          <table:table-cell table:style-name="ce16" office:value-type="string" calcext:value-type="string">
            <text:p>gr202</text:p>
          </table:table-cell>
          <table:table-cell table:style-name="ce16" office:value-type="string" calcext:value-type="string">
            <text:p>gr229</text:p>
          </table:table-cell>
          <table:table-cell table:style-name="ce16" office:value-type="string" calcext:value-type="string">
            <text:p>gr431</text:p>
            <text:p/>
          </table:table-cell>
          <table:table-cell table:style-name="ce16" office:value-type="string" calcext:value-type="string">
            <text:p>kroA200</text:p>
          </table:table-cell>
          <table:table-cell table:style-name="ce16" office:value-type="string" calcext:value-type="string">
            <text:p>kroB200</text:p>
          </table:table-cell>
          <table:table-cell table:style-name="ce16" office:value-type="string" calcext:value-type="string">
            <text:p>lin318</text:p>
          </table:table-cell>
          <table:table-cell table:style-name="ce16" office:value-type="string" calcext:value-type="string">
            <text:p>pcb442</text:p>
          </table:table-cell>
          <table:table-cell table:style-name="ce16" office:value-type="string" calcext:value-type="string">
            <text:p>pr226</text:p>
          </table:table-cell>
          <table:table-cell table:style-name="ce16" office:value-type="string" calcext:value-type="string">
            <text:p>pr264</text:p>
          </table:table-cell>
          <table:table-cell table:style-name="ce16" office:value-type="string" calcext:value-type="string">
            <text:p>pr299</text:p>
          </table:table-cell>
          <table:table-cell table:style-name="ce16" office:value-type="string" calcext:value-type="string">
            <text:p>pr439</text:p>
          </table:table-cell>
          <table:table-cell table:style-name="ce16" office:value-type="string" calcext:value-type="string">
            <text:p>rd400</text:p>
          </table:table-cell>
          <table:table-cell table:style-name="ce16" office:value-type="string" calcext:value-type="string">
            <text:p>ts225</text:p>
          </table:table-cell>
          <table:table-cell table:style-name="ce16" office:value-type="string" calcext:value-type="string">
            <text:p>tsp225</text:p>
          </table:table-cell>
          <table:table-cell table:style-name="ce131" table:number-columns-repeated="33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Optimal value →</text:p>
          </table:table-cell>
          <table:covered-table-cell table:style-name="ce2"/>
          <table:table-cell table:style-name="ce2"/>
          <table:table-cell table:style-name="ce17" office:value-type="float" office:value="2586.76964756316" calcext:value-type="float">
            <text:p>2586.76964756316</text:p>
          </table:table-cell>
          <table:table-cell table:style-name="ce16" table:number-columns-repeated="3"/>
          <table:table-cell table:style-name="ce17" office:value-type="float" office:value="40107.0670627768" calcext:value-type="float">
            <text:p>40107.0670627768</text:p>
          </table:table-cell>
          <table:table-cell table:style-name="ce16" table:number-columns-repeated="5"/>
          <table:table-cell table:style-name="ce17" office:value-type="float" office:value="50783.5475137353" calcext:value-type="float">
            <text:p>50783.5475137353</text:p>
          </table:table-cell>
          <table:table-cell table:style-name="ce16" table:number-columns-repeated="7"/>
          <table:table-cell table:style-name="ce131" table:number-columns-repeated="33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Best result of heuristics →</text:p>
          </table:table-cell>
          <table:covered-table-cell table:style-name="ce2"/>
          <table:table-cell table:style-name="ce2"/>
          <table:table-cell table:style-name="ce16" office:value-type="float" office:value="2823.57550041178" calcext:value-type="float">
            <text:p>2823.57550041178</text:p>
          </table:table-cell>
          <table:table-cell table:style-name="ce16" office:value-type="float" office:value="37168.2520500498" calcext:value-type="float">
            <text:p>37168.2520500498</text:p>
          </table:table-cell>
          <table:table-cell table:style-name="ce16" office:value-type="float" office:value="12163.0454825405" calcext:value-type="float">
            <text:p>12163.0454825405</text:p>
          </table:table-cell>
          <table:table-cell table:style-name="ce16" office:value-type="float" office:value="2508.44270697653" calcext:value-type="float">
            <text:p>2508.44270697653</text:p>
          </table:table-cell>
          <table:table-cell table:style-name="ce16" office:value-type="float" office:value="42075.4847699761" calcext:value-type="float">
            <text:p>42075.4847699761</text:p>
          </table:table-cell>
          <table:table-cell table:style-name="ce16" office:value-type="float" office:value="140095.067486166" calcext:value-type="float">
            <text:p>140095.067486166</text:p>
          </table:table-cell>
          <table:table-cell table:style-name="ce16" office:value-type="float" office:value="180477.786893014" calcext:value-type="float">
            <text:p>180477.786893014</text:p>
          </table:table-cell>
          <table:table-cell table:style-name="ce16" office:value-type="float" office:value="30324.3486861728" calcext:value-type="float">
            <text:p>30324.3486861728</text:p>
          </table:table-cell>
          <table:table-cell table:style-name="ce16" office:value-type="float" office:value="30448.5202488339" calcext:value-type="float">
            <text:p>30448.5202488339</text:p>
          </table:table-cell>
          <table:table-cell table:style-name="ce16" office:value-type="float" office:value="44274.8687342631" calcext:value-type="float">
            <text:p>44274.8687342631</text:p>
          </table:table-cell>
          <table:table-cell table:style-name="ce16" office:value-type="float" office:value="55478.2262631986" calcext:value-type="float">
            <text:p>55478.2262631986</text:p>
          </table:table-cell>
          <table:table-cell table:style-name="ce16" office:value-type="float" office:value="80894.6080758516" calcext:value-type="float">
            <text:p>80894.6080758516</text:p>
          </table:table-cell>
          <table:table-cell table:style-name="ce16" office:value-type="float" office:value="53611.3002678582" calcext:value-type="float">
            <text:p>53611.3002678582</text:p>
          </table:table-cell>
          <table:table-cell table:style-name="ce16" office:value-type="float" office:value="50728.1545845045" calcext:value-type="float">
            <text:p>50728.1545845045</text:p>
          </table:table-cell>
          <table:table-cell table:style-name="ce16" office:value-type="float" office:value="112772.500705695" calcext:value-type="float">
            <text:p>112772.500705695</text:p>
          </table:table-cell>
          <table:table-cell table:style-name="ce16" office:value-type="float" office:value="16173.0355226808" calcext:value-type="float">
            <text:p>16173.0355226808</text:p>
          </table:table-cell>
          <table:table-cell table:style-name="ce16" office:value-type="float" office:value="133523.722822265" calcext:value-type="float">
            <text:p>133523.722822265</text:p>
          </table:table-cell>
          <table:table-cell table:style-name="ce16" office:value-type="float" office:value="4103.31582730153" calcext:value-type="float">
            <text:p>4103.31582730153</text:p>
          </table:table-cell>
          <table:table-cell table:style-name="ce131" table:number-columns-repeated="33"/>
          <table:table-cell table:number-columns-repeated="6"/>
        </table:table-row>
        <table:table-row table:style-name="ro3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6" table:number-columns-repeated="3"/>
          <table:table-cell table:style-name="ce27"/>
          <table:table-cell table:style-name="ce16" table:number-columns-repeated="5"/>
          <table:table-cell table:style-name="ce27"/>
          <table:table-cell table:style-name="ce16" table:number-columns-repeated="2"/>
          <table:table-cell table:style-name="ce27"/>
          <table:table-cell table:style-name="ce16" table:number-columns-repeated="5"/>
          <table:table-cell table:style-name="ce131" table:number-columns-repeated="33"/>
          <table:table-cell table:number-columns-repeated="6"/>
        </table:table-row>
        <table:table-row table:style-name="ro6">
          <table:table-cell table:style-name="ce7" table:number-columns-repeated="3"/>
          <table:table-cell table:style-name="ce18" office:value-type="string" calcext:value-type="string" table:number-columns-spanned="18" table:number-rows-spanned="1">
            <text:p>Absolute values</text:p>
          </table:table-cell>
          <table:covered-table-cell table:number-columns-repeated="2" table:style-name="ce7"/>
          <table:covered-table-cell table:style-name="ce27"/>
          <table:covered-table-cell table:number-columns-repeated="5" table:style-name="ce7"/>
          <table:covered-table-cell table:style-name="ce27"/>
          <table:covered-table-cell table:number-columns-repeated="2" table:style-name="ce7"/>
          <table:covered-table-cell table:style-name="ce27"/>
          <table:covered-table-cell table:number-columns-repeated="5" table:style-name="ce7"/>
          <table:table-cell table:style-name="ce61" table:number-columns-repeated="39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4" table:number-columns-repeated="2"/>
          <table:table-cell office:value-type="float" office:value="3019.43836747716" calcext:value-type="float">
            <text:p>3019.43836747716</text:p>
          </table:table-cell>
          <table:table-cell office:value-type="float" office:value="69243.252620902" calcext:value-type="float">
            <text:p>69243.252620902</text:p>
          </table:table-cell>
          <table:table-cell office:value-type="float" office:value="16557.7092471538" calcext:value-type="float">
            <text:p>16557.7092471538</text:p>
          </table:table-cell>
          <table:table-cell table:style-name="Default" office:value-type="float" office:value="2654.00035425993" calcext:value-type="float">
            <text:p>2654.00035425993</text:p>
          </table:table-cell>
          <table:table-cell office:value-type="float" office:value="42867.0170829091" calcext:value-type="float">
            <text:p>42867.0170829091</text:p>
          </table:table-cell>
          <table:table-cell office:value-type="float" office:value="146052.609776649" calcext:value-type="float">
            <text:p>146052.609776649</text:p>
          </table:table-cell>
          <table:table-cell office:value-type="float" office:value="260187.386266257" calcext:value-type="float">
            <text:p>260187.386266257</text:p>
          </table:table-cell>
          <table:table-cell office:value-type="float" office:value="32040.872709141" calcext:value-type="float">
            <text:p>32040.872709141</text:p>
          </table:table-cell>
          <table:table-cell office:value-type="float" office:value="32038.9514852845" calcext:value-type="float">
            <text:p>32038.9514852845</text:p>
          </table:table-cell>
          <table:table-cell table:style-name="Default" office:value-type="float" office:value="48681.3932976144" calcext:value-type="float">
            <text:p>48681.3932976144</text:p>
          </table:table-cell>
          <table:table-cell office:value-type="float" office:value="86484.4436529117" calcext:value-type="float">
            <text:p>86484.4436529117</text:p>
          </table:table-cell>
          <table:table-cell office:value-type="float" office:value="84773.5977041869" calcext:value-type="float">
            <text:p>84773.5977041869</text:p>
          </table:table-cell>
          <table:table-cell table:style-name="Default" office:value-type="float" office:value="53238.0330384934" calcext:value-type="float">
            <text:p>53238.0330384934</text:p>
          </table:table-cell>
          <table:table-cell office:value-type="float" office:value="55621.232931615" calcext:value-type="float">
            <text:p>55621.232931615</text:p>
          </table:table-cell>
          <table:table-cell office:value-type="float" office:value="196445.823661678" calcext:value-type="float">
            <text:p>196445.823661678</text:p>
          </table:table-cell>
          <table:table-cell office:value-type="float" office:value="22255.7080446556" calcext:value-type="float">
            <text:p>22255.7080446556</text:p>
          </table:table-cell>
          <table:table-cell office:value-type="float" office:value="138415.589086801" calcext:value-type="float">
            <text:p>138415.589086801</text:p>
          </table:table-cell>
          <table:table-cell office:value-type="float" office:value="4210.99264933836" calcext:value-type="float">
            <text:p>4210.99264933836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4" table:number-columns-repeated="2"/>
          <table:table-cell office:value-type="float" office:value="2927.06616186002" calcext:value-type="float">
            <text:p>2927.06616186002</text:p>
          </table:table-cell>
          <table:table-cell office:value-type="float" office:value="61431.6402398429" calcext:value-type="float">
            <text:p>61431.6402398429</text:p>
          </table:table-cell>
          <table:table-cell office:value-type="float" office:value="15626.6236055234" calcext:value-type="float">
            <text:p>15626.6236055234</text:p>
          </table:table-cell>
          <table:table-cell table:style-name="Default" office:value-type="float" office:value="2648.96903447194" calcext:value-type="float">
            <text:p>2648.96903447194</text:p>
          </table:table-cell>
          <table:table-cell office:value-type="float" office:value="42304.4198763905" calcext:value-type="float">
            <text:p>42304.4198763905</text:p>
          </table:table-cell>
          <table:table-cell office:value-type="float" office:value="147867.676918245" calcext:value-type="float">
            <text:p>147867.676918245</text:p>
          </table:table-cell>
          <table:table-cell office:value-type="float" office:value="219320.197505829" calcext:value-type="float">
            <text:p>219320.197505829</text:p>
          </table:table-cell>
          <table:table-cell office:value-type="float" office:value="31335.3862884737" calcext:value-type="float">
            <text:p>31335.3862884737</text:p>
          </table:table-cell>
          <table:table-cell office:value-type="float" office:value="31130.1744215609" calcext:value-type="float">
            <text:p>31130.1744215609</text:p>
          </table:table-cell>
          <table:table-cell table:style-name="Default" office:value-type="float" office:value="47139.1351042512" calcext:value-type="float">
            <text:p>47139.1351042512</text:p>
          </table:table-cell>
          <table:table-cell office:value-type="float" office:value="81784.7662104382" calcext:value-type="float">
            <text:p>81784.7662104382</text:p>
          </table:table-cell>
          <table:table-cell office:value-type="float" office:value="81528.2565131786" calcext:value-type="float">
            <text:p>81528.2565131786</text:p>
          </table:table-cell>
          <table:table-cell table:style-name="Default" office:value-type="float" office:value="53836.6230959838" calcext:value-type="float">
            <text:p>53836.6230959838</text:p>
          </table:table-cell>
          <table:table-cell office:value-type="float" office:value="54389.9492919653" calcext:value-type="float">
            <text:p>54389.9492919653</text:p>
          </table:table-cell>
          <table:table-cell office:value-type="float" office:value="168404.527924766" calcext:value-type="float">
            <text:p>168404.527924766</text:p>
          </table:table-cell>
          <table:table-cell office:value-type="float" office:value="20941.1318273257" calcext:value-type="float">
            <text:p>20941.1318273257</text:p>
          </table:table-cell>
          <table:table-cell office:value-type="float" office:value="136469.623735673" calcext:value-type="float">
            <text:p>136469.623735673</text:p>
          </table:table-cell>
          <table:table-cell office:value-type="float" office:value="4182.6954416597" calcext:value-type="float">
            <text:p>4182.6954416597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4" table:number-columns-repeated="2"/>
          <table:table-cell office:value-type="float" office:value="2865.84179372487" calcext:value-type="float">
            <text:p>2865.84179372487</text:p>
          </table:table-cell>
          <table:table-cell office:value-type="float" office:value="55604.9939666789" calcext:value-type="float">
            <text:p>55604.9939666789</text:p>
          </table:table-cell>
          <table:table-cell office:value-type="float" office:value="14421.2698057862" calcext:value-type="float">
            <text:p>14421.2698057862</text:p>
          </table:table-cell>
          <table:table-cell table:style-name="Default" office:value-type="float" office:value="2610.75488602732" calcext:value-type="float">
            <text:p>2610.75488602732</text:p>
          </table:table-cell>
          <table:table-cell office:value-type="float" office:value="42193.6359887321" calcext:value-type="float">
            <text:p>42193.6359887321</text:p>
          </table:table-cell>
          <table:table-cell office:value-type="float" office:value="145493.765712938" calcext:value-type="float">
            <text:p>145493.765712938</text:p>
          </table:table-cell>
          <table:table-cell office:value-type="float" office:value="209487.555869791" calcext:value-type="float">
            <text:p>209487.555869791</text:p>
          </table:table-cell>
          <table:table-cell office:value-type="float" office:value="31500.3023356623" calcext:value-type="float">
            <text:p>31500.3023356623</text:p>
          </table:table-cell>
          <table:table-cell office:value-type="float" office:value="31060.8973047744" calcext:value-type="float">
            <text:p>31060.8973047744</text:p>
          </table:table-cell>
          <table:table-cell table:style-name="Default" office:value-type="float" office:value="47013.0031552544" calcext:value-type="float">
            <text:p>47013.0031552544</text:p>
          </table:table-cell>
          <table:table-cell office:value-type="float" office:value="72141.8215043212" calcext:value-type="float">
            <text:p>72141.8215043212</text:p>
          </table:table-cell>
          <table:table-cell office:value-type="float" office:value="84821.2846494067" calcext:value-type="float">
            <text:p>84821.2846494067</text:p>
          </table:table-cell>
          <table:table-cell table:style-name="Default" office:value-type="float" office:value="52627.7427787061" calcext:value-type="float">
            <text:p>52627.7427787061</text:p>
          </table:table-cell>
          <table:table-cell office:value-type="float" office:value="52941.7654750096" calcext:value-type="float">
            <text:p>52941.7654750096</text:p>
          </table:table-cell>
          <table:table-cell office:value-type="float" office:value="145027.507102012" calcext:value-type="float">
            <text:p>145027.507102012</text:p>
          </table:table-cell>
          <table:table-cell office:value-type="float" office:value="19382.9153251335" calcext:value-type="float">
            <text:p>19382.9153251335</text:p>
          </table:table-cell>
          <table:table-cell office:value-type="float" office:value="133649.744763043" calcext:value-type="float">
            <text:p>133649.744763043</text:p>
          </table:table-cell>
          <table:table-cell office:value-type="float" office:value="4157.83502398563" calcext:value-type="float">
            <text:p>4157.83502398563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4" table:number-columns-repeated="2"/>
          <table:table-cell office:value-type="float" office:value="3171.77845355577" calcext:value-type="float">
            <text:p>3171.77845355577</text:p>
          </table:table-cell>
          <table:table-cell office:value-type="float" office:value="120939.510951396" calcext:value-type="float">
            <text:p>120939.510951396</text:p>
          </table:table-cell>
          <table:table-cell office:value-type="float" office:value="23930.9966494952" calcext:value-type="float">
            <text:p>23930.9966494952</text:p>
          </table:table-cell>
          <table:table-cell table:style-name="Default" office:value-type="float" office:value="2758.62488432443" calcext:value-type="float">
            <text:p>2758.62488432443</text:p>
          </table:table-cell>
          <table:table-cell office:value-type="float" office:value="42365.5435569688" calcext:value-type="float">
            <text:p>42365.5435569688</text:p>
          </table:table-cell>
          <table:table-cell office:value-type="float" office:value="145720.46073428" calcext:value-type="float">
            <text:p>145720.46073428</text:p>
          </table:table-cell>
          <table:table-cell office:value-type="float" office:value="380405.387579879" calcext:value-type="float">
            <text:p>380405.387579879</text:p>
          </table:table-cell>
          <table:table-cell office:value-type="float" office:value="31993.2774797221" calcext:value-type="float">
            <text:p>31993.2774797221</text:p>
          </table:table-cell>
          <table:table-cell office:value-type="float" office:value="31925.4712180774" calcext:value-type="float">
            <text:p>31925.4712180774</text:p>
          </table:table-cell>
          <table:table-cell table:style-name="Default" office:value-type="float" office:value="55027.0977441889" calcext:value-type="float">
            <text:p>55027.0977441889</text:p>
          </table:table-cell>
          <table:table-cell office:value-type="float" office:value="144816.808981747" calcext:value-type="float">
            <text:p>144816.808981747</text:p>
          </table:table-cell>
          <table:table-cell office:value-type="float" office:value="87401.9748792893" calcext:value-type="float">
            <text:p>87401.9748792893</text:p>
          </table:table-cell>
          <table:table-cell table:style-name="Default" office:value-type="float" office:value="56021.6089891679" calcext:value-type="float">
            <text:p>56021.6089891679</text:p>
          </table:table-cell>
          <table:table-cell office:value-type="float" office:value="61091.0852895249" calcext:value-type="float">
            <text:p>61091.0852895249</text:p>
          </table:table-cell>
          <table:table-cell office:value-type="float" office:value="286286.463164414" calcext:value-type="float">
            <text:p>286286.463164414</text:p>
          </table:table-cell>
          <table:table-cell office:value-type="float" office:value="31541.5910234413" calcext:value-type="float">
            <text:p>31541.5910234413</text:p>
          </table:table-cell>
          <table:table-cell office:value-type="float" office:value="137057.848111606" calcext:value-type="float">
            <text:p>137057.848111606</text:p>
          </table:table-cell>
          <table:table-cell office:value-type="float" office:value="4354.11519254909" calcext:value-type="float">
            <text:p>4354.1151925490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4" table:number-columns-repeated="2"/>
          <table:table-cell office:value-type="float" office:value="2960.06789422493" calcext:value-type="float">
            <text:p>2960.06789422493</text:p>
          </table:table-cell>
          <table:table-cell office:value-type="float" office:value="110238.27364444" calcext:value-type="float">
            <text:p>110238.27364444</text:p>
          </table:table-cell>
          <table:table-cell office:value-type="float" office:value="21521.4292926789" calcext:value-type="float">
            <text:p>21521.4292926789</text:p>
          </table:table-cell>
          <table:table-cell table:style-name="Default" office:value-type="float" office:value="2651.60813044241" calcext:value-type="float">
            <text:p>2651.60813044241</text:p>
          </table:table-cell>
          <table:table-cell office:value-type="float" office:value="43386.7629222653" calcext:value-type="float">
            <text:p>43386.7629222653</text:p>
          </table:table-cell>
          <table:table-cell office:value-type="float" office:value="143636.772479423" calcext:value-type="float">
            <text:p>143636.772479423</text:p>
          </table:table-cell>
          <table:table-cell office:value-type="float" office:value="321277.149234947" calcext:value-type="float">
            <text:p>321277.149234947</text:p>
          </table:table-cell>
          <table:table-cell office:value-type="float" office:value="31386.4240904776" calcext:value-type="float">
            <text:p>31386.4240904776</text:p>
          </table:table-cell>
          <table:table-cell office:value-type="float" office:value="32059.8241713056" calcext:value-type="float">
            <text:p>32059.8241713056</text:p>
          </table:table-cell>
          <table:table-cell table:style-name="Default" office:value-type="float" office:value="51265.4210943309" calcext:value-type="float">
            <text:p>51265.4210943309</text:p>
          </table:table-cell>
          <table:table-cell office:value-type="float" office:value="132784.00963526" calcext:value-type="float">
            <text:p>132784.00963526</text:p>
          </table:table-cell>
          <table:table-cell office:value-type="float" office:value="82869.4466550305" calcext:value-type="float">
            <text:p>82869.4466550305</text:p>
          </table:table-cell>
          <table:table-cell table:style-name="Default" office:value-type="float" office:value="56355.4154832926" calcext:value-type="float">
            <text:p>56355.4154832926</text:p>
          </table:table-cell>
          <table:table-cell office:value-type="float" office:value="57605.8222451335" calcext:value-type="float">
            <text:p>57605.8222451335</text:p>
          </table:table-cell>
          <table:table-cell office:value-type="float" office:value="263095.547051891" calcext:value-type="float">
            <text:p>263095.547051891</text:p>
          </table:table-cell>
          <table:table-cell office:value-type="float" office:value="29185.6090330173" calcext:value-type="float">
            <text:p>29185.6090330173</text:p>
          </table:table-cell>
          <table:table-cell office:value-type="float" office:value="140949.474161756" calcext:value-type="float">
            <text:p>140949.474161756</text:p>
          </table:table-cell>
          <table:table-cell office:value-type="float" office:value="4189.67818235836" calcext:value-type="float">
            <text:p>4189.67818235836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4" table:number-columns-repeated="2"/>
          <table:table-cell office:value-type="float" office:value="3011.88401453177" calcext:value-type="float">
            <text:p>3011.88401453177</text:p>
          </table:table-cell>
          <table:table-cell office:value-type="float" office:value="104211.904181316" calcext:value-type="float">
            <text:p>104211.904181316</text:p>
          </table:table-cell>
          <table:table-cell office:value-type="float" office:value="18892.2118904941" calcext:value-type="float">
            <text:p>18892.2118904941</text:p>
          </table:table-cell>
          <table:table-cell table:style-name="Default" office:value-type="float" office:value="2642.46870641364" calcext:value-type="float">
            <text:p>2642.46870641364</text:p>
          </table:table-cell>
          <table:table-cell office:value-type="float" office:value="42771.2227238787" calcext:value-type="float">
            <text:p>42771.2227238787</text:p>
          </table:table-cell>
          <table:table-cell office:value-type="float" office:value="144120.278708164" calcext:value-type="float">
            <text:p>144120.278708164</text:p>
          </table:table-cell>
          <table:table-cell office:value-type="float" office:value="283411.879427538" calcext:value-type="float">
            <text:p>283411.879427538</text:p>
          </table:table-cell>
          <table:table-cell office:value-type="float" office:value="31401.2810895551" calcext:value-type="float">
            <text:p>31401.2810895551</text:p>
          </table:table-cell>
          <table:table-cell office:value-type="float" office:value="31513.2270869437" calcext:value-type="float">
            <text:p>31513.2270869437</text:p>
          </table:table-cell>
          <table:table-cell table:style-name="Default" office:value-type="float" office:value="50981.282442941" calcext:value-type="float">
            <text:p>50981.282442941</text:p>
          </table:table-cell>
          <table:table-cell office:value-type="float" office:value="112618.711444843" calcext:value-type="float">
            <text:p>112618.711444843</text:p>
          </table:table-cell>
          <table:table-cell office:value-type="float" office:value="87364.4725614855" calcext:value-type="float">
            <text:p>87364.4725614855</text:p>
          </table:table-cell>
          <table:table-cell table:style-name="Default" office:value-type="float" office:value="54397.9748871753" calcext:value-type="float">
            <text:p>54397.9748871753</text:p>
          </table:table-cell>
          <table:table-cell office:value-type="float" office:value="54826.2683835026" calcext:value-type="float">
            <text:p>54826.2683835026</text:p>
          </table:table-cell>
          <table:table-cell office:value-type="float" office:value="227422.449203736" calcext:value-type="float">
            <text:p>227422.449203736</text:p>
          </table:table-cell>
          <table:table-cell office:value-type="float" office:value="27953.4808832098" calcext:value-type="float">
            <text:p>27953.4808832098</text:p>
          </table:table-cell>
          <table:table-cell office:value-type="float" office:value="132682.879008555" calcext:value-type="float">
            <text:p>132682.879008555</text:p>
          </table:table-cell>
          <table:table-cell office:value-type="float" office:value="4132.91249258149" calcext:value-type="float">
            <text:p>4132.9124925814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4" table:number-columns-repeated="2"/>
          <table:table-cell office:value-type="float" office:value="2767.81497298278" calcext:value-type="float">
            <text:p>2767.81497298278</text:p>
          </table:table-cell>
          <table:table-cell office:value-type="float" office:value="39503.1078871852" calcext:value-type="float">
            <text:p>39503.1078871852</text:p>
          </table:table-cell>
          <table:table-cell office:value-type="float" office:value="13423.3038471769" calcext:value-type="float">
            <text:p>13423.3038471769</text:p>
          </table:table-cell>
          <table:table-cell table:style-name="Default" office:value-type="float" office:value="2589.85429555855" calcext:value-type="float">
            <text:p>2589.85429555855</text:p>
          </table:table-cell>
          <table:table-cell office:value-type="float" office:value="41960.480577209" calcext:value-type="float">
            <text:p>41960.480577209</text:p>
          </table:table-cell>
          <table:table-cell office:value-type="float" office:value="142419.233697916" calcext:value-type="float">
            <text:p>142419.233697916</text:p>
          </table:table-cell>
          <table:table-cell office:value-type="float" office:value="190789.843858896" calcext:value-type="float">
            <text:p>190789.843858896</text:p>
          </table:table-cell>
          <table:table-cell office:value-type="float" office:value="31165.0162960017" calcext:value-type="float">
            <text:p>31165.0162960017</text:p>
          </table:table-cell>
          <table:table-cell office:value-type="float" office:value="31062.528343992" calcext:value-type="float">
            <text:p>31062.528343992</text:p>
          </table:table-cell>
          <table:table-cell table:style-name="Default" office:value-type="float" office:value="45669.7503593986" calcext:value-type="float">
            <text:p>45669.7503593986</text:p>
          </table:table-cell>
          <table:table-cell office:value-type="float" office:value="57805.15536355" calcext:value-type="float">
            <text:p>57805.15536355</text:p>
          </table:table-cell>
          <table:table-cell office:value-type="float" office:value="82168.225877106" calcext:value-type="float">
            <text:p>82168.225877106</text:p>
          </table:table-cell>
          <table:table-cell table:style-name="Default" office:value-type="float" office:value="54094.2067874246" calcext:value-type="float">
            <text:p>54094.2067874246</text:p>
          </table:table-cell>
          <table:table-cell office:value-type="float" office:value="53065.1592280181" calcext:value-type="float">
            <text:p>53065.1592280181</text:p>
          </table:table-cell>
          <table:table-cell office:value-type="float" office:value="122016.718881203" calcext:value-type="float">
            <text:p>122016.718881203</text:p>
          </table:table-cell>
          <table:table-cell office:value-type="float" office:value="17034.8295799157" calcext:value-type="float">
            <text:p>17034.8295799157</text:p>
          </table:table-cell>
          <table:table-cell office:value-type="float" office:value="132147.765461257" calcext:value-type="float">
            <text:p>132147.765461257</text:p>
          </table:table-cell>
          <table:table-cell office:value-type="float" office:value="4156.2795433996" calcext:value-type="float">
            <text:p>4156.2795433996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4" table:number-columns-repeated="2"/>
          <table:table-cell office:value-type="float" office:value="2854.07449340091" calcext:value-type="float">
            <text:p>2854.07449340091</text:p>
          </table:table-cell>
          <table:table-cell office:value-type="float" office:value="38929.6979256799" calcext:value-type="float">
            <text:p>38929.6979256799</text:p>
          </table:table-cell>
          <table:table-cell office:value-type="float" office:value="12804.685094007" calcext:value-type="float">
            <text:p>12804.685094007</text:p>
          </table:table-cell>
          <table:table-cell table:style-name="Default" office:value-type="float" office:value="2579.38538943766" calcext:value-type="float">
            <text:p>2579.38538943766</text:p>
          </table:table-cell>
          <table:table-cell office:value-type="float" office:value="42289.3807407665" calcext:value-type="float">
            <text:p>42289.3807407665</text:p>
          </table:table-cell>
          <table:table-cell office:value-type="float" office:value="142255.534234815" calcext:value-type="float">
            <text:p>142255.534234815</text:p>
          </table:table-cell>
          <table:table-cell office:value-type="float" office:value="185243.764714427" calcext:value-type="float">
            <text:p>185243.764714427</text:p>
          </table:table-cell>
          <table:table-cell office:value-type="float" office:value="30727.6647902955" calcext:value-type="float">
            <text:p>30727.6647902955</text:p>
          </table:table-cell>
          <table:table-cell office:value-type="float" office:value="31259.8996198712" calcext:value-type="float">
            <text:p>31259.8996198712</text:p>
          </table:table-cell>
          <table:table-cell table:style-name="Default" office:value-type="float" office:value="45920.1397798708" calcext:value-type="float">
            <text:p>45920.1397798708</text:p>
          </table:table-cell>
          <table:table-cell office:value-type="float" office:value="56817.4894719086" calcext:value-type="float">
            <text:p>56817.4894719086</text:p>
          </table:table-cell>
          <table:table-cell office:value-type="float" office:value="82184.0497684254" calcext:value-type="float">
            <text:p>82184.0497684254</text:p>
          </table:table-cell>
          <table:table-cell table:style-name="Default" office:value-type="float" office:value="53269.5495807321" calcext:value-type="float">
            <text:p>53269.5495807321</text:p>
          </table:table-cell>
          <table:table-cell office:value-type="float" office:value="51315.8387834337" calcext:value-type="float">
            <text:p>51315.8387834337</text:p>
          </table:table-cell>
          <table:table-cell office:value-type="float" office:value="120587.036113082" calcext:value-type="float">
            <text:p>120587.036113082</text:p>
          </table:table-cell>
          <table:table-cell office:value-type="float" office:value="16891.3091602034" calcext:value-type="float">
            <text:p>16891.3091602034</text:p>
          </table:table-cell>
          <table:table-cell office:value-type="float" office:value="135443.629466922" calcext:value-type="float">
            <text:p>135443.629466922</text:p>
          </table:table-cell>
          <table:table-cell office:value-type="float" office:value="4150.07648392586" calcext:value-type="float">
            <text:p>4150.07648392586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4" table:number-columns-repeated="2"/>
          <table:table-cell office:value-type="float" office:value="2829.27220609119" calcext:value-type="float">
            <text:p>2829.27220609119</text:p>
          </table:table-cell>
          <table:table-cell office:value-type="float" office:value="38366.5672042029" calcext:value-type="float">
            <text:p>38366.5672042029</text:p>
          </table:table-cell>
          <table:table-cell office:value-type="float" office:value="12900.4324225316" calcext:value-type="float">
            <text:p>12900.4324225316</text:p>
          </table:table-cell>
          <table:table-cell table:style-name="Default" office:value-type="float" office:value="2542.18367149382" calcext:value-type="float">
            <text:p>2542.18367149382</text:p>
          </table:table-cell>
          <table:table-cell office:value-type="float" office:value="41837.5560667068" calcext:value-type="float">
            <text:p>41837.5560667068</text:p>
          </table:table-cell>
          <table:table-cell office:value-type="float" office:value="141857.167932737" calcext:value-type="float">
            <text:p>141857.167932737</text:p>
          </table:table-cell>
          <table:table-cell office:value-type="float" office:value="186266.501290025" calcext:value-type="float">
            <text:p>186266.501290025</text:p>
          </table:table-cell>
          <table:table-cell office:value-type="float" office:value="31244.0466001621" calcext:value-type="float">
            <text:p>31244.0466001621</text:p>
          </table:table-cell>
          <table:table-cell office:value-type="float" office:value="30731.4169652948" calcext:value-type="float">
            <text:p>30731.4169652948</text:p>
          </table:table-cell>
          <table:table-cell table:style-name="Default" office:value-type="float" office:value="45822.0390794269" calcext:value-type="float">
            <text:p>45822.0390794269</text:p>
          </table:table-cell>
          <table:table-cell office:value-type="float" office:value="55878.6999100362" calcext:value-type="float">
            <text:p>55878.6999100362</text:p>
          </table:table-cell>
          <table:table-cell office:value-type="float" office:value="82837.515530477" calcext:value-type="float">
            <text:p>82837.515530477</text:p>
          </table:table-cell>
          <table:table-cell table:style-name="Default" office:value-type="float" office:value="54048.4808782823" calcext:value-type="float">
            <text:p>54048.4808782823</text:p>
          </table:table-cell>
          <table:table-cell office:value-type="float" office:value="52890.2754237413" calcext:value-type="float">
            <text:p>52890.2754237413</text:p>
          </table:table-cell>
          <table:table-cell office:value-type="float" office:value="119616.81434011" calcext:value-type="float">
            <text:p>119616.81434011</text:p>
          </table:table-cell>
          <table:table-cell office:value-type="float" office:value="16448.3900431077" calcext:value-type="float">
            <text:p>16448.3900431077</text:p>
          </table:table-cell>
          <table:table-cell office:value-type="float" office:value="132110.359012955" calcext:value-type="float">
            <text:p>132110.359012955</text:p>
          </table:table-cell>
          <table:table-cell office:value-type="float" office:value="4101.32283770826" calcext:value-type="float">
            <text:p>4101.32283770826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4" table:number-columns-repeated="2"/>
          <table:table-cell office:value-type="float" office:value="2860.03860769862" calcext:value-type="float">
            <text:p>2860.03860769862</text:p>
          </table:table-cell>
          <table:table-cell office:value-type="float" office:value="40490.6834480849" calcext:value-type="float">
            <text:p>40490.6834480849</text:p>
          </table:table-cell>
          <table:table-cell office:value-type="float" office:value="13352.5011077059" calcext:value-type="float">
            <text:p>13352.5011077059</text:p>
          </table:table-cell>
          <table:table-cell table:style-name="Default" office:value-type="float" office:value="2645.39487626807" calcext:value-type="float">
            <text:p>2645.39487626807</text:p>
          </table:table-cell>
          <table:table-cell office:value-type="float" office:value="42336.5185617913" calcext:value-type="float">
            <text:p>42336.5185617913</text:p>
          </table:table-cell>
          <table:table-cell office:value-type="float" office:value="144391.618657209" calcext:value-type="float">
            <text:p>144391.618657209</text:p>
          </table:table-cell>
          <table:table-cell office:value-type="float" office:value="189186.45351809" calcext:value-type="float">
            <text:p>189186.45351809</text:p>
          </table:table-cell>
          <table:table-cell office:value-type="float" office:value="31256.9120135383" calcext:value-type="float">
            <text:p>31256.9120135383</text:p>
          </table:table-cell>
          <table:table-cell office:value-type="float" office:value="31540.8388806332" calcext:value-type="float">
            <text:p>31540.8388806332</text:p>
          </table:table-cell>
          <table:table-cell table:style-name="Default" office:value-type="float" office:value="46338.6755500115" calcext:value-type="float">
            <text:p>46338.6755500115</text:p>
          </table:table-cell>
          <table:table-cell office:value-type="float" office:value="58223.1438884756" calcext:value-type="float">
            <text:p>58223.1438884756</text:p>
          </table:table-cell>
          <table:table-cell office:value-type="float" office:value="82746.9560490474" calcext:value-type="float">
            <text:p>82746.9560490474</text:p>
          </table:table-cell>
          <table:table-cell table:style-name="Default" office:value-type="float" office:value="52573.5666703229" calcext:value-type="float">
            <text:p>52573.5666703229</text:p>
          </table:table-cell>
          <table:table-cell office:value-type="float" office:value="52026.1857661808" calcext:value-type="float">
            <text:p>52026.1857661808</text:p>
          </table:table-cell>
          <table:table-cell office:value-type="float" office:value="128454.003409727" calcext:value-type="float">
            <text:p>128454.003409727</text:p>
          </table:table-cell>
          <table:table-cell office:value-type="float" office:value="16919.1243508616" calcext:value-type="float">
            <text:p>16919.1243508616</text:p>
          </table:table-cell>
          <table:table-cell office:value-type="float" office:value="133332.231018507" calcext:value-type="float">
            <text:p>133332.231018507</text:p>
          </table:table-cell>
          <table:table-cell office:value-type="float" office:value="4144.01642514855" calcext:value-type="float">
            <text:p>4144.01642514855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4" table:number-columns-repeated="2"/>
          <table:table-cell office:value-type="float" office:value="2798.31842380571" calcext:value-type="float">
            <text:p>2798.31842380571</text:p>
          </table:table-cell>
          <table:table-cell office:value-type="float" office:value="39713.7086693449" calcext:value-type="float">
            <text:p>39713.7086693449</text:p>
          </table:table-cell>
          <table:table-cell office:value-type="float" office:value="12852.7473858639" calcext:value-type="float">
            <text:p>12852.7473858639</text:p>
          </table:table-cell>
          <table:table-cell table:style-name="Default" office:value-type="float" office:value="2608.66987298355" calcext:value-type="float">
            <text:p>2608.66987298355</text:p>
          </table:table-cell>
          <table:table-cell office:value-type="float" office:value="42137.9384099385" calcext:value-type="float">
            <text:p>42137.9384099385</text:p>
          </table:table-cell>
          <table:table-cell office:value-type="float" office:value="141145.360244961" calcext:value-type="float">
            <text:p>141145.360244961</text:p>
          </table:table-cell>
          <table:table-cell office:value-type="float" office:value="193157.305853935" calcext:value-type="float">
            <text:p>193157.305853935</text:p>
          </table:table-cell>
          <table:table-cell office:value-type="float" office:value="31371.7107526727" calcext:value-type="float">
            <text:p>31371.7107526727</text:p>
          </table:table-cell>
          <table:table-cell office:value-type="float" office:value="31593.8607789715" calcext:value-type="float">
            <text:p>31593.8607789715</text:p>
          </table:table-cell>
          <table:table-cell table:style-name="Default" office:value-type="float" office:value="46048.6304927905" calcext:value-type="float">
            <text:p>46048.6304927905</text:p>
          </table:table-cell>
          <table:table-cell office:value-type="float" office:value="56197.8970732802" calcext:value-type="float">
            <text:p>56197.8970732802</text:p>
          </table:table-cell>
          <table:table-cell office:value-type="float" office:value="82177.6273022259" calcext:value-type="float">
            <text:p>82177.6273022259</text:p>
          </table:table-cell>
          <table:table-cell table:style-name="Default" office:value-type="float" office:value="53924.962222817" calcext:value-type="float">
            <text:p>53924.962222817</text:p>
          </table:table-cell>
          <table:table-cell office:value-type="float" office:value="53399.659783659" calcext:value-type="float">
            <text:p>53399.659783659</text:p>
          </table:table-cell>
          <table:table-cell office:value-type="float" office:value="122222.808133098" calcext:value-type="float">
            <text:p>122222.808133098</text:p>
          </table:table-cell>
          <table:table-cell office:value-type="float" office:value="16991.3160992648" calcext:value-type="float">
            <text:p>16991.3160992648</text:p>
          </table:table-cell>
          <table:table-cell office:value-type="float" office:value="129961.279995534" calcext:value-type="float">
            <text:p>129961.279995534</text:p>
          </table:table-cell>
          <table:table-cell office:value-type="float" office:value="4084.47790215568" calcext:value-type="float">
            <text:p>4084.47790215568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4" table:number-columns-repeated="2"/>
          <table:table-cell office:value-type="float" office:value="2766.52777389385" calcext:value-type="float">
            <text:p>2766.52777389385</text:p>
          </table:table-cell>
          <table:table-cell office:value-type="float" office:value="38397.699864296" calcext:value-type="float">
            <text:p>38397.699864296</text:p>
          </table:table-cell>
          <table:table-cell office:value-type="float" office:value="12351.7273716709" calcext:value-type="float">
            <text:p>12351.7273716709</text:p>
          </table:table-cell>
          <table:table-cell table:style-name="Default" office:value-type="float" office:value="2571.90112230224" calcext:value-type="float">
            <text:p>2571.90112230224</text:p>
          </table:table-cell>
          <table:table-cell office:value-type="float" office:value="42040.0734000603" calcext:value-type="float">
            <text:p>42040.0734000603</text:p>
          </table:table-cell>
          <table:table-cell office:value-type="float" office:value="141773.345032588" calcext:value-type="float">
            <text:p>141773.345032588</text:p>
          </table:table-cell>
          <table:table-cell office:value-type="float" office:value="185018.030090001" calcext:value-type="float">
            <text:p>185018.030090001</text:p>
          </table:table-cell>
          <table:table-cell office:value-type="float" office:value="31103.785987398" calcext:value-type="float">
            <text:p>31103.785987398</text:p>
          </table:table-cell>
          <table:table-cell office:value-type="float" office:value="31296.4476077422" calcext:value-type="float">
            <text:p>31296.4476077422</text:p>
          </table:table-cell>
          <table:table-cell table:style-name="Default" office:value-type="float" office:value="46432.6620920388" calcext:value-type="float">
            <text:p>46432.6620920388</text:p>
          </table:table-cell>
          <table:table-cell office:value-type="float" office:value="56510.9488574736" calcext:value-type="float">
            <text:p>56510.9488574736</text:p>
          </table:table-cell>
          <table:table-cell office:value-type="float" office:value="84098.8004458099" calcext:value-type="float">
            <text:p>84098.8004458099</text:p>
          </table:table-cell>
          <table:table-cell table:style-name="Default" office:value-type="float" office:value="53758.8580565542" calcext:value-type="float">
            <text:p>53758.8580565542</text:p>
          </table:table-cell>
          <table:table-cell office:value-type="float" office:value="52947.5994905475" calcext:value-type="float">
            <text:p>52947.5994905475</text:p>
          </table:table-cell>
          <table:table-cell office:value-type="float" office:value="117931.523710037" calcext:value-type="float">
            <text:p>117931.523710037</text:p>
          </table:table-cell>
          <table:table-cell office:value-type="float" office:value="16724.3641707996" calcext:value-type="float">
            <text:p>16724.3641707996</text:p>
          </table:table-cell>
          <table:table-cell office:value-type="float" office:value="134439.768337693" calcext:value-type="float">
            <text:p>134439.768337693</text:p>
          </table:table-cell>
          <table:table-cell office:value-type="float" office:value="4135.95922333658" calcext:value-type="float">
            <text:p>4135.95922333658</text:p>
          </table:table-cell>
          <table:table-cell table:number-columns-repeated="39"/>
        </table:table-row>
        <table:table-row table:style-name="ro6">
          <table:table-cell table:style-name="ce7" table:number-columns-spanned="2" table:number-rows-spanned="1"/>
          <table:covered-table-cell table:style-name="ce14" table:formula="of:=SUM([.D19:.U19])/22" office:value-type="float" office:value="0" calcext:value-type="float">
            <text:p>0</text:p>
          </table:covered-table-cell>
          <table:table-cell table:style-name="ce14"/>
          <table:table-cell table:style-name="ce18" office:value-type="string" calcext:value-type="string" table:number-columns-spanned="18" table:number-rows-spanned="1">
            <text:p>Relative difference of the fitness value in comparison with the best result of heuristics</text:p>
          </table:table-cell>
          <table:covered-table-cell table:number-columns-repeated="2" table:style-name="ce21"/>
          <table:covered-table-cell table:style-name="ce27"/>
          <table:covered-table-cell table:number-columns-repeated="5" table:style-name="ce21"/>
          <table:covered-table-cell table:style-name="ce27"/>
          <table:covered-table-cell table:number-columns-repeated="2" table:style-name="ce21"/>
          <table:covered-table-cell table:style-name="ce27"/>
          <table:covered-table-cell table:number-columns-repeated="5" table:style-name="ce21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4" table:formula="of:=SUM([.D20:.U20])/15" office:value-type="float" office:value="-0.219549714655505" calcext:value-type="float">
            <text:p>-0.219549714655505</text:p>
          </table:table-cell>
          <table:table-cell table:style-name="ce13" table:formula="of:=[.B20] *(-1)" office:value-type="percentage" office:value="0.219549714655505" calcext:value-type="percentage">
            <text:p>21.95%</text:p>
          </table:table-cell>
          <table:table-cell table:style-name="ce112"/>
          <table:table-cell table:style-name="ce112" table:formula="of:=([.E4]-[.E7])/[.E4]" office:value-type="float" office:value="-0.862967688866853" calcext:value-type="float">
            <text:p>-0.862967688866853</text:p>
          </table:table-cell>
          <table:table-cell table:style-name="ce112" table:formula="of:=([.F4]-[.F7])/[.F4]" office:value-type="float" office:value="-0.361312779017531" calcext:value-type="float">
            <text:p>-0.361312779017531</text:p>
          </table:table-cell>
          <table:table-cell table:style-name="ce112" table:formula="of:=([.G4]-[.G7])/[.G4]" office:value-type="float" office:value="-0.0580270966040286" calcext:value-type="float">
            <text:p>-0.058027096604029</text:p>
          </table:table-cell>
          <table:table-cell table:style-name="ce112"/>
          <table:table-cell table:style-name="ce112" table:formula="of:=([.I4]-[.I7])/[.I4]" office:value-type="float" office:value="-0.0425249967567325" calcext:value-type="float">
            <text:p>-0.042524996756733</text:p>
          </table:table-cell>
          <table:table-cell table:style-name="ce112" table:formula="of:=([.J4]-[.J7])/[.J4]" office:value-type="float" office:value="-0.441658781091405" calcext:value-type="float">
            <text:p>-0.441658781091405</text:p>
          </table:table-cell>
          <table:table-cell table:style-name="ce112" table:formula="of:=([.K4]-[.K7])/[.K4]" office:value-type="float" office:value="-0.0566054704334316" calcext:value-type="float">
            <text:p>-0.056605470433432</text:p>
          </table:table-cell>
          <table:table-cell table:style-name="ce112" table:formula="of:=([.L4]-[.L7])/[.L4]" office:value-type="float" office:value="-0.0522334492268648" calcext:value-type="float">
            <text:p>-0.052233449226865</text:p>
          </table:table-cell>
          <table:table-cell table:style-name="ce112" table:formula="of:=([.M4]-[.M7])/[.M4]" office:value-type="float" office:value="-0.099526541564677" calcext:value-type="float">
            <text:p>-0.099526541564677</text:p>
          </table:table-cell>
          <table:table-cell table:style-name="ce112"/>
          <table:table-cell table:style-name="ce112" table:formula="of:=([.O4]-[.O7])/[.O4]" office:value-type="float" office:value="-0.0479511517590662" calcext:value-type="float">
            <text:p>-0.047951151759066</text:p>
          </table:table-cell>
          <table:table-cell table:style-name="ce112" table:formula="of:=([.P4]-[.P7])/[.P4]" office:value-type="float" office:value="0.00696247297677637" calcext:value-type="float">
            <text:p>0.006962472976776</text:p>
          </table:table-cell>
          <table:table-cell table:style-name="ce112" table:formula="of:=([.Q4]-[.Q7])/[.Q4]" office:value-type="float" office:value="-0.096456856891166" calcext:value-type="float">
            <text:p>-0.096456856891166</text:p>
          </table:table-cell>
          <table:table-cell table:style-name="ce112" table:formula="of:=([.R4]-[.R7])/[.R4]" office:value-type="float" office:value="-0.741965660354978" calcext:value-type="float">
            <text:p>-0.741965660354978</text:p>
          </table:table-cell>
          <table:table-cell table:style-name="ce112" table:formula="of:=([.S4]-[.S7])/[.S4]" office:value-type="float" office:value="-0.37609962047289" calcext:value-type="float">
            <text:p>-0.37609962047289</text:p>
          </table:table-cell>
          <table:table-cell table:style-name="ce112" table:formula="of:=([.T4]-[.T7])/[.T4]" office:value-type="float" office:value="-0.0366366826893218" calcext:value-type="float">
            <text:p>-0.036636682689322</text:p>
          </table:table-cell>
          <table:table-cell table:style-name="ce112" table:formula="of:=([.U4]-[.U7])/[.U4]" office:value-type="float" office:value="-0.0262414170803997" calcext:value-type="float">
            <text:p>-0.0262414170804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4" table:formula="of:=SUM([.D21:.U21])/15" office:value-type="float" office:value="-0.153230818180484" calcext:value-type="float">
            <text:p>-0.153230818180484</text:p>
          </table:table-cell>
          <table:table-cell table:style-name="ce13" table:formula="of:=[.B21] *(-1)" office:value-type="percentage" office:value="0.153230818180484" calcext:value-type="percentage">
            <text:p>15.32%</text:p>
          </table:table-cell>
          <table:table-cell table:style-name="ce112"/>
          <table:table-cell table:style-name="ce112" table:formula="of:=([.E4]-[.E8])/[.E4]" office:value-type="float" office:value="-0.652798742247031" calcext:value-type="float">
            <text:p>-0.652798742247031</text:p>
          </table:table-cell>
          <table:table-cell table:style-name="ce112" table:formula="of:=([.F4]-[.F8])/[.F4]" office:value-type="float" office:value="-0.284762408227014" calcext:value-type="float">
            <text:p>-0.284762408227014</text:p>
          </table:table-cell>
          <table:table-cell table:style-name="ce112" table:formula="of:=([.G4]-[.G8])/[.G4]" office:value-type="float" office:value="-0.0560213422872187" calcext:value-type="float">
            <text:p>-0.056021342287219</text:p>
          </table:table-cell>
          <table:table-cell table:style-name="ce112"/>
          <table:table-cell table:style-name="ce112" table:formula="of:=([.I4]-[.I8])/[.I4]" office:value-type="float" office:value="-0.0554809642591221" calcext:value-type="float">
            <text:p>-0.055480964259122</text:p>
          </table:table-cell>
          <table:table-cell table:style-name="ce112" table:formula="of:=([.J4]-[.J8])/[.J4]" office:value-type="float" office:value="-0.215219896484215" calcext:value-type="float">
            <text:p>-0.215219896484215</text:p>
          </table:table-cell>
          <table:table-cell table:style-name="ce112" table:formula="of:=([.K4]-[.K8])/[.K4]" office:value-type="float" office:value="-0.0333407854118866" calcext:value-type="float">
            <text:p>-0.033340785411887</text:p>
          </table:table-cell>
          <table:table-cell table:style-name="ce112" table:formula="of:=([.L4]-[.L8])/[.L4]" office:value-type="float" office:value="-0.0223871034505569" calcext:value-type="float">
            <text:p>-0.022387103450557</text:p>
          </table:table-cell>
          <table:table-cell table:style-name="ce112" table:formula="of:=([.M4]-[.M8])/[.M4]" office:value-type="float" office:value="-0.0646928257919708" calcext:value-type="float">
            <text:p>-0.064692825791971</text:p>
          </table:table-cell>
          <table:table-cell table:style-name="ce112"/>
          <table:table-cell table:style-name="ce112" table:formula="of:=([.O4]-[.O8])/[.O4]" office:value-type="float" office:value="-0.00783301201895792" calcext:value-type="float">
            <text:p>-0.007833012018958</text:p>
          </table:table-cell>
          <table:table-cell table:style-name="ce112" table:formula="of:=([.P4]-[.P8])/[.P4]" office:value-type="float" office:value="-0.00420289802709129" calcext:value-type="float">
            <text:p>-0.004202898027091</text:p>
          </table:table-cell>
          <table:table-cell table:style-name="ce112" table:formula="of:=([.Q4]-[.Q8])/[.Q4]" office:value-type="float" office:value="-0.0721846622936155" calcext:value-type="float">
            <text:p>-0.072184662293616</text:p>
          </table:table-cell>
          <table:table-cell table:style-name="ce112" table:formula="of:=([.R4]-[.R8])/[.R4]" office:value-type="float" office:value="-0.49331199424455" calcext:value-type="float">
            <text:p>-0.49331199424455</text:p>
          </table:table-cell>
          <table:table-cell table:style-name="ce112" table:formula="of:=([.S4]-[.S8])/[.S4]" office:value-type="float" office:value="-0.294817648669488" calcext:value-type="float">
            <text:p>-0.294817648669488</text:p>
          </table:table-cell>
          <table:table-cell table:style-name="ce112" table:formula="of:=([.T4]-[.T8])/[.T4]" office:value-type="float" office:value="-0.0220627529785829" calcext:value-type="float">
            <text:p>-0.022062752978583</text:p>
          </table:table-cell>
          <table:table-cell table:style-name="ce112" table:formula="of:=([.U4]-[.U8])/[.U4]" office:value-type="float" office:value="-0.0193452363159597" calcext:value-type="float">
            <text:p>-0.01934523631596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4" table:formula="of:=SUM([.D22:.U22])/15" office:value-type="float" office:value="-0.107669697559341" calcext:value-type="float">
            <text:p>-0.107669697559341</text:p>
          </table:table-cell>
          <table:table-cell table:style-name="ce13" table:formula="of:=[.B22] *(-1)" office:value-type="percentage" office:value="0.107669697559341" calcext:value-type="percentage">
            <text:p>10.77%</text:p>
          </table:table-cell>
          <table:table-cell table:style-name="ce112"/>
          <table:table-cell table:style-name="ce112" table:formula="of:=([.E4]-[.E9])/[.E4]" office:value-type="float" office:value="-0.496034677439301" calcext:value-type="float">
            <text:p>-0.496034677439301</text:p>
          </table:table-cell>
          <table:table-cell table:style-name="ce112" table:formula="of:=([.F4]-[.F9])/[.F4]" office:value-type="float" office:value="-0.185662737715423" calcext:value-type="float">
            <text:p>-0.185662737715423</text:p>
          </table:table-cell>
          <table:table-cell table:style-name="ce112" table:formula="of:=([.G4]-[.G9])/[.G4]" office:value-type="float" office:value="-0.0407871301051604" calcext:value-type="float">
            <text:p>-0.040787130105161</text:p>
          </table:table-cell>
          <table:table-cell table:style-name="ce112"/>
          <table:table-cell table:style-name="ce112" table:formula="of:=([.I4]-[.I9])/[.I4]" office:value-type="float" office:value="-0.0385359622122702" calcext:value-type="float">
            <text:p>-0.03853596221227</text:p>
          </table:table-cell>
          <table:table-cell table:style-name="ce112" table:formula="of:=([.J4]-[.J9])/[.J4]" office:value-type="float" office:value="-0.160738722898757" calcext:value-type="float">
            <text:p>-0.160738722898757</text:p>
          </table:table-cell>
          <table:table-cell table:style-name="ce112" table:formula="of:=([.K4]-[.K9])/[.K4]" office:value-type="float" office:value="-0.0387791890160437" calcext:value-type="float">
            <text:p>-0.038779189016044</text:p>
          </table:table-cell>
          <table:table-cell table:style-name="ce112" table:formula="of:=([.L4]-[.L9])/[.L4]" office:value-type="float" office:value="-0.0201118823159876" calcext:value-type="float">
            <text:p>-0.020111882315988</text:p>
          </table:table-cell>
          <table:table-cell table:style-name="ce112" table:formula="of:=([.M4]-[.M9])/[.M4]" office:value-type="float" office:value="-0.0618439873289174" calcext:value-type="float">
            <text:p>-0.061843987328918</text:p>
          </table:table-cell>
          <table:table-cell table:style-name="ce112"/>
          <table:table-cell table:style-name="ce112" table:formula="of:=([.O4]-[.O9])/[.O4]" office:value-type="float" office:value="-0.048540646489976" calcext:value-type="float">
            <text:p>-0.048540646489976</text:p>
          </table:table-cell>
          <table:table-cell table:style-name="ce112" table:formula="of:=([.P4]-[.P9])/[.P4]" office:value-type="float" office:value="0.0183460853260029" calcext:value-type="float">
            <text:p>0.018346085326003</text:p>
          </table:table-cell>
          <table:table-cell table:style-name="ce112" table:formula="of:=([.Q4]-[.Q9])/[.Q4]" office:value-type="float" office:value="-0.043636732079769" calcext:value-type="float">
            <text:p>-0.043636732079769</text:p>
          </table:table-cell>
          <table:table-cell table:style-name="ce112" table:formula="of:=([.R4]-[.R9])/[.R4]" office:value-type="float" office:value="-0.286018366130706" calcext:value-type="float">
            <text:p>-0.286018366130706</text:p>
          </table:table-cell>
          <table:table-cell table:style-name="ce112" table:formula="of:=([.S4]-[.S9])/[.S4]" office:value-type="float" office:value="-0.198471078478202" calcext:value-type="float">
            <text:p>-0.198471078478202</text:p>
          </table:table-cell>
          <table:table-cell table:style-name="ce112" table:formula="of:=([.T4]-[.T9])/[.T4]" office:value-type="float" office:value="-0.000943816859765872" calcext:value-type="float">
            <text:p>-0.000943816859766</text:p>
          </table:table-cell>
          <table:table-cell table:style-name="ce112" table:formula="of:=([.U4]-[.U9])/[.U4]" office:value-type="float" office:value="-0.0132866196458386" calcext:value-type="float">
            <text:p>-0.01328661964583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4" table:formula="of:=SUM([.D23:.U23])/15" office:value-type="float" office:value="-0.514770699588395" calcext:value-type="float">
            <text:p>-0.514770699588395</text:p>
          </table:table-cell>
          <table:table-cell table:style-name="ce13" table:formula="of:=[.B23] *(-1)" office:value-type="percentage" office:value="0.514770699588395" calcext:value-type="percentage">
            <text:p>51.48%</text:p>
          </table:table-cell>
          <table:table-cell table:style-name="ce112"/>
          <table:table-cell table:style-name="ce112" table:formula="of:=([.E4]-[.E10])/[.E4]" office:value-type="float" office:value="-2.25383907719261" calcext:value-type="float">
            <text:p>-2.25383907719261</text:p>
          </table:table-cell>
          <table:table-cell table:style-name="ce112" table:formula="of:=([.F4]-[.F10])/[.F4]" office:value-type="float" office:value="-0.967516826591421" calcext:value-type="float">
            <text:p>-0.967516826591421</text:p>
          </table:table-cell>
          <table:table-cell table:style-name="ce112" table:formula="of:=([.G4]-[.G10])/[.G4]" office:value-type="float" office:value="-0.0997360540275" calcext:value-type="float">
            <text:p>-0.0997360540275</text:p>
          </table:table-cell>
          <table:table-cell table:style-name="ce112"/>
          <table:table-cell table:style-name="ce112" table:formula="of:=([.I4]-[.I10])/[.I4]" office:value-type="float" office:value="-0.040154113553421" calcext:value-type="float">
            <text:p>-0.040154113553421</text:p>
          </table:table-cell>
          <table:table-cell table:style-name="ce112" table:formula="of:=([.J4]-[.J10])/[.J4]" office:value-type="float" office:value="-1.10776846352499" calcext:value-type="float">
            <text:p>-1.10776846352499</text:p>
          </table:table-cell>
          <table:table-cell table:style-name="ce112" table:formula="of:=([.K4]-[.K10])/[.K4]" office:value-type="float" office:value="-0.0550359320432928" calcext:value-type="float">
            <text:p>-0.055035932043293</text:p>
          </table:table-cell>
          <table:table-cell table:style-name="ce112" table:formula="of:=([.L4]-[.L10])/[.L4]" office:value-type="float" office:value="-0.0485064941472823" calcext:value-type="float">
            <text:p>-0.048506494147282</text:p>
          </table:table-cell>
          <table:table-cell table:style-name="ce112" table:formula="of:=([.M4]-[.M10])/[.M4]" office:value-type="float" office:value="-0.242851742248192" calcext:value-type="float">
            <text:p>-0.242851742248192</text:p>
          </table:table-cell>
          <table:table-cell table:style-name="ce112"/>
          <table:table-cell table:style-name="ce112" table:formula="of:=([.O4]-[.O10])/[.O4]" office:value-type="float" office:value="-0.0804425283491824" calcext:value-type="float">
            <text:p>-0.080442528349182</text:p>
          </table:table-cell>
          <table:table-cell table:style-name="ce112" table:formula="of:=([.P4]-[.P10])/[.P4]" office:value-type="float" office:value="-0.0449589677785658" calcext:value-type="float">
            <text:p>-0.044958967778566</text:p>
          </table:table-cell>
          <table:table-cell table:style-name="ce112" table:formula="of:=([.Q4]-[.Q10])/[.Q4]" office:value-type="float" office:value="-0.204283613111877" calcext:value-type="float">
            <text:p>-0.204283613111877</text:p>
          </table:table-cell>
          <table:table-cell table:style-name="ce112" table:formula="of:=([.R4]-[.R10])/[.R4]" office:value-type="float" office:value="-1.5386194451034" calcext:value-type="float">
            <text:p>-1.5386194451034</text:p>
          </table:table-cell>
          <table:table-cell table:style-name="ce112" table:formula="of:=([.S4]-[.S10])/[.S4]" office:value-type="float" office:value="-0.950257945034988" calcext:value-type="float">
            <text:p>-0.950257945034988</text:p>
          </table:table-cell>
          <table:table-cell table:style-name="ce112" table:formula="of:=([.T4]-[.T10])/[.T4]" office:value-type="float" office:value="-0.0264681452452107" calcext:value-type="float">
            <text:p>-0.026468145245211</text:p>
          </table:table-cell>
          <table:table-cell table:style-name="ce112" table:formula="of:=([.U4]-[.U10])/[.U4]" office:value-type="float" office:value="-0.0611211458739936" calcext:value-type="float">
            <text:p>-0.061121145873994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4" table:formula="of:=SUM([.D24:.U24])/15" office:value-type="float" office:value="-0.417937976796864" calcext:value-type="float">
            <text:p>-0.417937976796864</text:p>
          </table:table-cell>
          <table:table-cell table:style-name="ce13" table:formula="of:=[.B24] *(-1)" office:value-type="percentage" office:value="0.417937976796864" calcext:value-type="percentage">
            <text:p>41.79%</text:p>
          </table:table-cell>
          <table:table-cell table:style-name="ce112"/>
          <table:table-cell table:style-name="ce112" table:formula="of:=([.E4]-[.E11])/[.E4]" office:value-type="float" office:value="-1.96592569099014" calcext:value-type="float">
            <text:p>-1.96592569099014</text:p>
          </table:table-cell>
          <table:table-cell table:style-name="ce112" table:formula="of:=([.F4]-[.F11])/[.F4]" office:value-type="float" office:value="-0.769411232044801" calcext:value-type="float">
            <text:p>-0.769411232044801</text:p>
          </table:table-cell>
          <table:table-cell table:style-name="ce112" table:formula="of:=([.G4]-[.G11])/[.G4]" office:value-type="float" office:value="-0.0570734276958793" calcext:value-type="float">
            <text:p>-0.057073427695879</text:p>
          </table:table-cell>
          <table:table-cell table:style-name="ce112"/>
          <table:table-cell table:style-name="ce112" table:formula="of:=([.I4]-[.I11])/[.I4]" office:value-type="float" office:value="-0.0252807258443014" calcext:value-type="float">
            <text:p>-0.025280725844301</text:p>
          </table:table-cell>
          <table:table-cell table:style-name="ce112" table:formula="of:=([.J4]-[.J11])/[.J4]" office:value-type="float" office:value="-0.780147877286404" calcext:value-type="float">
            <text:p>-0.780147877286404</text:p>
          </table:table-cell>
          <table:table-cell table:style-name="ce112" table:formula="of:=([.K4]-[.K11])/[.K4]" office:value-type="float" office:value="-0.0350238488317171" calcext:value-type="float">
            <text:p>-0.035023848831717</text:p>
          </table:table-cell>
          <table:table-cell table:style-name="ce112" table:formula="of:=([.L4]-[.L11])/[.L4]" office:value-type="float" office:value="-0.0529189566292106" calcext:value-type="float">
            <text:p>-0.052918956629211</text:p>
          </table:table-cell>
          <table:table-cell table:style-name="ce112" table:formula="of:=([.M4]-[.M11])/[.M4]" office:value-type="float" office:value="-0.157889849477023" calcext:value-type="float">
            <text:p>-0.157889849477023</text:p>
          </table:table-cell>
          <table:table-cell table:style-name="ce112"/>
          <table:table-cell table:style-name="ce112" table:formula="of:=([.O4]-[.O11])/[.O4]" office:value-type="float" office:value="-0.0244124871379205" calcext:value-type="float">
            <text:p>-0.024412487137921</text:p>
          </table:table-cell>
          <table:table-cell table:style-name="ce112" table:formula="of:=([.P4]-[.P11])/[.P4]" office:value-type="float" office:value="-0.051185388187266" calcext:value-type="float">
            <text:p>-0.051185388187266</text:p>
          </table:table-cell>
          <table:table-cell table:style-name="ce112" table:formula="of:=([.Q4]-[.Q11])/[.Q4]" office:value-type="float" office:value="-0.135578905185127" calcext:value-type="float">
            <text:p>-0.135578905185127</text:p>
          </table:table-cell>
          <table:table-cell table:style-name="ce112" table:formula="of:=([.R4]-[.R11])/[.R4]" office:value-type="float" office:value="-1.33297608375731" calcext:value-type="float">
            <text:p>-1.33297608375731</text:p>
          </table:table-cell>
          <table:table-cell table:style-name="ce112" table:formula="of:=([.S4]-[.S11])/[.S4]" office:value-type="float" office:value="-0.804584488303873" calcext:value-type="float">
            <text:p>-0.804584488303873</text:p>
          </table:table-cell>
          <table:table-cell table:style-name="ce112" table:formula="of:=([.T4]-[.T11])/[.T4]" office:value-type="float" office:value="-0.0556137230338863" calcext:value-type="float">
            <text:p>-0.055613723033886</text:p>
          </table:table-cell>
          <table:table-cell table:style-name="ce112" table:formula="of:=([.U4]-[.U11])/[.U4]" office:value-type="float" office:value="-0.0210469675481021" calcext:value-type="float">
            <text:p>-0.021046967548102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4" table:formula="of:=SUM([.D25:.U25])/15" office:value-type="float" office:value="-0.343526331935797" calcext:value-type="float">
            <text:p>-0.343526331935797</text:p>
          </table:table-cell>
          <table:table-cell table:style-name="ce13" table:formula="of:=[.B25] *(-1)" office:value-type="percentage" office:value="0.343526331935797" calcext:value-type="percentage">
            <text:p>34.35%</text:p>
          </table:table-cell>
          <table:table-cell table:style-name="ce112"/>
          <table:table-cell table:style-name="ce112" table:formula="of:=([.E4]-[.E12])/[.E4]" office:value-type="float" office:value="-1.80378813727873" calcext:value-type="float">
            <text:p>-1.80378813727873</text:p>
          </table:table-cell>
          <table:table-cell table:style-name="ce112" table:formula="of:=([.F4]-[.F12])/[.F4]" office:value-type="float" office:value="-0.553246834241724" calcext:value-type="float">
            <text:p>-0.553246834241724</text:p>
          </table:table-cell>
          <table:table-cell table:style-name="ce112" table:formula="of:=([.G4]-[.G12])/[.G4]" office:value-type="float" office:value="-0.0534299623684276" calcext:value-type="float">
            <text:p>-0.053429962368428</text:p>
          </table:table-cell>
          <table:table-cell table:style-name="ce112"/>
          <table:table-cell table:style-name="ce112" table:formula="of:=([.I4]-[.I12])/[.I4]" office:value-type="float" office:value="-0.0287319981654265" calcext:value-type="float">
            <text:p>-0.028731998165427</text:p>
          </table:table-cell>
          <table:table-cell table:style-name="ce112" table:formula="of:=([.J4]-[.J12])/[.J4]" office:value-type="float" office:value="-0.570342169563185" calcext:value-type="float">
            <text:p>-0.570342169563185</text:p>
          </table:table-cell>
          <table:table-cell table:style-name="ce112" table:formula="of:=([.K4]-[.K12])/[.K4]" office:value-type="float" office:value="-0.0355137851278371" calcext:value-type="float">
            <text:p>-0.035513785127837</text:p>
          </table:table-cell>
          <table:table-cell table:style-name="ce112" table:formula="of:=([.L4]-[.L12])/[.L4]" office:value-type="float" office:value="-0.0349674410910194" calcext:value-type="float">
            <text:p>-0.034967441091019</text:p>
          </table:table-cell>
          <table:table-cell table:style-name="ce112" table:formula="of:=([.M4]-[.M12])/[.M4]" office:value-type="float" office:value="-0.151472243744633" calcext:value-type="float">
            <text:p>-0.151472243744633</text:p>
          </table:table-cell>
          <table:table-cell table:style-name="ce112"/>
          <table:table-cell table:style-name="ce112" table:formula="of:=([.O4]-[.O12])/[.O4]" office:value-type="float" office:value="-0.0799789335720291" calcext:value-type="float">
            <text:p>-0.079978933572029</text:p>
          </table:table-cell>
          <table:table-cell table:style-name="ce112" table:formula="of:=([.P4]-[.P12])/[.P4]" office:value-type="float" office:value="-0.0146736716958307" calcext:value-type="float">
            <text:p>-0.014673671695831</text:p>
          </table:table-cell>
          <table:table-cell table:style-name="ce112" table:formula="of:=([.Q4]-[.Q12])/[.Q4]" office:value-type="float" office:value="-0.0807857851830858" calcext:value-type="float">
            <text:p>-0.080785785183086</text:p>
          </table:table-cell>
          <table:table-cell table:style-name="ce112" table:formula="of:=([.R4]-[.R12])/[.R4]" office:value-type="float" office:value="-1.0166480993203" calcext:value-type="float">
            <text:p>-1.0166480993203</text:p>
          </table:table-cell>
          <table:table-cell table:style-name="ce112" table:formula="of:=([.S4]-[.S12])/[.S4]" office:value-type="float" office:value="-0.72840038865977" calcext:value-type="float">
            <text:p>-0.72840038865977</text:p>
          </table:table-cell>
          <table:table-cell table:style-name="ce112" table:formula="of:=([.T4]-[.T12])/[.T4]" office:value-type="float" office:value="0.00629733650273384" calcext:value-type="float">
            <text:p>0.006297336502734</text:p>
          </table:table-cell>
          <table:table-cell table:style-name="ce112" table:formula="of:=([.U4]-[.U12])/[.U4]" office:value-type="float" office:value="-0.00721286552768756" calcext:value-type="float">
            <text:p>-0.007212865527688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4" table:formula="of:=SUM([.D26:.U26])/15" office:value-type="float" office:value="-0.0373792925033688" calcext:value-type="float">
            <text:p>-0.037379292503369</text:p>
          </table:table-cell>
          <table:table-cell table:style-name="ce13" table:formula="of:=[.B26] *(-1)" office:value-type="percentage" office:value="0.0373792925033688" calcext:value-type="percentage">
            <text:p>3.74%</text:p>
          </table:table-cell>
          <table:table-cell table:style-name="ce112"/>
          <table:table-cell table:style-name="ce112" table:formula="of:=([.E4]-[.E13])/[.E4]" office:value-type="float" office:value="-0.0628185536944638" calcext:value-type="float">
            <text:p>-0.062818553694464</text:p>
          </table:table-cell>
          <table:table-cell table:style-name="ce112" table:formula="of:=([.F4]-[.F13])/[.F4]" office:value-type="float" office:value="-0.103613717998952" calcext:value-type="float">
            <text:p>-0.103613717998952</text:p>
          </table:table-cell>
          <table:table-cell table:style-name="ce112" table:formula="of:=([.G4]-[.G13])/[.G4]" office:value-type="float" office:value="-0.0324550321024247" calcext:value-type="float">
            <text:p>-0.032455032102425</text:p>
          </table:table-cell>
          <table:table-cell table:style-name="ce112"/>
          <table:table-cell table:style-name="ce112" table:formula="of:=([.I4]-[.I13])/[.I4]" office:value-type="float" office:value="-0.0165899217827884" calcext:value-type="float">
            <text:p>-0.016589921782788</text:p>
          </table:table-cell>
          <table:table-cell table:style-name="ce112" table:formula="of:=([.J4]-[.J13])/[.J4]" office:value-type="float" office:value="-0.0571375410980322" calcext:value-type="float">
            <text:p>-0.057137541098032</text:p>
          </table:table-cell>
          <table:table-cell table:style-name="ce112" table:formula="of:=([.K4]-[.K13])/[.K4]" office:value-type="float" office:value="-0.0277225281416269" calcext:value-type="float">
            <text:p>-0.027722528141627</text:p>
          </table:table-cell>
          <table:table-cell table:style-name="ce112" table:formula="of:=([.L4]-[.L13])/[.L4]" office:value-type="float" office:value="-0.0201654494254648" calcext:value-type="float">
            <text:p>-0.020165449425465</text:p>
          </table:table-cell>
          <table:table-cell table:style-name="ce112" table:formula="of:=([.M4]-[.M13])/[.M4]" office:value-type="float" office:value="-0.0315050425899064" calcext:value-type="float">
            <text:p>-0.031505042589906</text:p>
          </table:table-cell>
          <table:table-cell table:style-name="ce112"/>
          <table:table-cell table:style-name="ce112" table:formula="of:=([.O4]-[.O13])/[.O4]" office:value-type="float" office:value="-0.0157441618365977" calcext:value-type="float">
            <text:p>-0.015744161836598</text:p>
          </table:table-cell>
          <table:table-cell table:style-name="ce112" table:formula="of:=([.P4]-[.P13])/[.P4]" office:value-type="float" office:value="-0.00900755096693468" calcext:value-type="float">
            <text:p>-0.009007550966935</text:p>
          </table:table-cell>
          <table:table-cell table:style-name="ce112" table:formula="of:=([.Q4]-[.Q13])/[.Q4]" office:value-type="float" office:value="-0.046069183132229" calcext:value-type="float">
            <text:p>-0.046069183132229</text:p>
          </table:table-cell>
          <table:table-cell table:style-name="ce112" table:formula="of:=([.R4]-[.R13])/[.R4]" office:value-type="float" office:value="-0.0819722726521134" calcext:value-type="float">
            <text:p>-0.081972272652113</text:p>
          </table:table-cell>
          <table:table-cell table:style-name="ce112" table:formula="of:=([.S4]-[.S13])/[.S4]" office:value-type="float" office:value="-0.0532858569454293" calcext:value-type="float">
            <text:p>-0.053285856945429</text:p>
          </table:table-cell>
          <table:table-cell table:style-name="ce112" table:formula="of:=([.T4]-[.T13])/[.T4]" office:value-type="float" office:value="0.0103049655291579" calcext:value-type="float">
            <text:p>0.010304965529158</text:p>
          </table:table-cell>
          <table:table-cell table:style-name="ce112" table:formula="of:=([.U4]-[.U13])/[.U4]" office:value-type="float" office:value="-0.0129075407127266" calcext:value-type="float">
            <text:p>-0.012907540712727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4" table:formula="of:=SUM([.D27:.U27])/15" office:value-type="float" office:value="-0.0271996106820013" calcext:value-type="float">
            <text:p>-0.027199610682001</text:p>
          </table:table-cell>
          <table:table-cell table:style-name="ce13" table:formula="of:=[.B27] *(-1)" office:value-type="percentage" office:value="0.0271996106820013" calcext:value-type="percentage">
            <text:p>2.72%</text:p>
          </table:table-cell>
          <table:table-cell table:style-name="ce112"/>
          <table:table-cell table:style-name="ce112" table:formula="of:=([.E4]-[.E14])/[.E4]" office:value-type="float" office:value="-0.04739114105388" calcext:value-type="float">
            <text:p>-0.04739114105388</text:p>
          </table:table-cell>
          <table:table-cell table:style-name="ce112" table:formula="of:=([.F4]-[.F14])/[.F4]" office:value-type="float" office:value="-0.0527532033311495" calcext:value-type="float">
            <text:p>-0.05275320333115</text:p>
          </table:table-cell>
          <table:table-cell table:style-name="ce112" table:formula="of:=([.G4]-[.G14])/[.G4]" office:value-type="float" office:value="-0.0282815638020442" calcext:value-type="float">
            <text:p>-0.028281563802044</text:p>
          </table:table-cell>
          <table:table-cell table:style-name="ce112"/>
          <table:table-cell table:style-name="ce112" table:formula="of:=([.I4]-[.I14])/[.I4]" office:value-type="float" office:value="-0.0154214333696136" calcext:value-type="float">
            <text:p>-0.015421433369614</text:p>
          </table:table-cell>
          <table:table-cell table:style-name="ce112" table:formula="of:=([.J4]-[.J14])/[.J4]" office:value-type="float" office:value="-0.0264075590877997" calcext:value-type="float">
            <text:p>-0.0264075590878</text:p>
          </table:table-cell>
          <table:table-cell table:style-name="ce112" table:formula="of:=([.K4]-[.K14])/[.K4]" office:value-type="float" office:value="-0.0133000747451038" calcext:value-type="float">
            <text:p>-0.013300074745104</text:p>
          </table:table-cell>
          <table:table-cell table:style-name="ce112" table:formula="of:=([.L4]-[.L14])/[.L4]" office:value-type="float" office:value="-0.0266475797315096" calcext:value-type="float">
            <text:p>-0.02664757973151</text:p>
          </table:table-cell>
          <table:table-cell table:style-name="ce112" table:formula="of:=([.M4]-[.M14])/[.M4]" office:value-type="float" office:value="-0.0371603822358599" calcext:value-type="float">
            <text:p>-0.03716038223586</text:p>
          </table:table-cell>
          <table:table-cell table:style-name="ce112"/>
          <table:table-cell table:style-name="ce112" table:formula="of:=([.O4]-[.O14])/[.O4]" office:value-type="float" office:value="-0.015939773036106" calcext:value-type="float">
            <text:p>-0.015939773036106</text:p>
          </table:table-cell>
          <table:table-cell table:style-name="ce112" table:formula="of:=([.P4]-[.P14])/[.P4]" office:value-type="float" office:value="0.00637460172423675" calcext:value-type="float">
            <text:p>0.006374601724237</text:p>
          </table:table-cell>
          <table:table-cell table:style-name="ce112" table:formula="of:=([.Q4]-[.Q14])/[.Q4]" office:value-type="float" office:value="-0.011584970983919" calcext:value-type="float">
            <text:p>-0.011584970983919</text:p>
          </table:table-cell>
          <table:table-cell table:style-name="ce112" table:formula="of:=([.R4]-[.R14])/[.R4]" office:value-type="float" office:value="-0.0692946893833713" calcext:value-type="float">
            <text:p>-0.069294689383371</text:p>
          </table:table-cell>
          <table:table-cell table:style-name="ce112" table:formula="of:=([.S4]-[.S14])/[.S4]" office:value-type="float" office:value="-0.0444118011436587" calcext:value-type="float">
            <text:p>-0.044411801143659</text:p>
          </table:table-cell>
          <table:table-cell table:style-name="ce112" table:formula="of:=([.T4]-[.T14])/[.T4]" office:value-type="float" office:value="-0.0143787680876208" calcext:value-type="float">
            <text:p>-0.014378768087621</text:p>
          </table:table-cell>
          <table:table-cell table:style-name="ce112" table:formula="of:=([.U4]-[.U14])/[.U4]" office:value-type="float" office:value="-0.0113958219626199" calcext:value-type="float">
            <text:p>-0.01139582196262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4" table:formula="of:=SUM([.D28:.U28])/15" office:value-type="float" office:value="-0.0244648812261225" calcext:value-type="float">
            <text:p>-0.024464881226123</text:p>
          </table:table-cell>
          <table:table-cell table:style-name="ce13" table:formula="of:=[.B28] *(-1)" office:value-type="percentage" office:value="0.0244648812261225" calcext:value-type="percentage">
            <text:p>2.45%</text:p>
          </table:table-cell>
          <table:table-cell table:style-name="ce112"/>
          <table:table-cell table:style-name="ce112" table:formula="of:=([.E4]-[.E15])/[.E4]" office:value-type="float" office:value="-0.0322402880969353" calcext:value-type="float">
            <text:p>-0.032240288096935</text:p>
          </table:table-cell>
          <table:table-cell table:style-name="ce112" table:formula="of:=([.F4]-[.F15])/[.F4]" office:value-type="float" office:value="-0.0606251897232178" calcext:value-type="float">
            <text:p>-0.060625189723218</text:p>
          </table:table-cell>
          <table:table-cell table:style-name="ce112" table:formula="of:=([.G4]-[.G15])/[.G4]" office:value-type="float" office:value="-0.0134509607986869" calcext:value-type="float">
            <text:p>-0.013450960798687</text:p>
          </table:table-cell>
          <table:table-cell table:style-name="ce112"/>
          <table:table-cell table:style-name="ce112" table:formula="of:=([.I4]-[.I15])/[.I4]" office:value-type="float" office:value="-0.0125778907008605" calcext:value-type="float">
            <text:p>-0.012577890700861</text:p>
          </table:table-cell>
          <table:table-cell table:style-name="ce112" table:formula="of:=([.J4]-[.J15])/[.J4]" office:value-type="float" office:value="-0.0320743870847812" calcext:value-type="float">
            <text:p>-0.032074387084781</text:p>
          </table:table-cell>
          <table:table-cell table:style-name="ce112" table:formula="of:=([.K4]-[.K15])/[.K4]" office:value-type="float" office:value="-0.0303286947234144" calcext:value-type="float">
            <text:p>-0.030328694723415</text:p>
          </table:table-cell>
          <table:table-cell table:style-name="ce112" table:formula="of:=([.L4]-[.L15])/[.L4]" office:value-type="float" office:value="-0.00929098406585868" calcext:value-type="float">
            <text:p>-0.009290984065859</text:p>
          </table:table-cell>
          <table:table-cell table:style-name="ce112" table:formula="of:=([.M4]-[.M15])/[.M4]" office:value-type="float" office:value="-0.0349446625002976" calcext:value-type="float">
            <text:p>-0.034944662500298</text:p>
          </table:table-cell>
          <table:table-cell table:style-name="ce112"/>
          <table:table-cell table:style-name="ce112" table:formula="of:=([.O4]-[.O15])/[.O4]" office:value-type="float" office:value="-0.0240177621332148" calcext:value-type="float">
            <text:p>-0.024017762133215</text:p>
          </table:table-cell>
          <table:table-cell table:style-name="ce112" table:formula="of:=([.P4]-[.P15])/[.P4]" office:value-type="float" office:value="-0.00815463546378848" calcext:value-type="float">
            <text:p>-0.008154635463788</text:p>
          </table:table-cell>
          <table:table-cell table:style-name="ce112" table:formula="of:=([.Q4]-[.Q15])/[.Q4]" office:value-type="float" office:value="-0.0426217128721905" calcext:value-type="float">
            <text:p>-0.042621712872191</text:p>
          </table:table-cell>
          <table:table-cell table:style-name="ce112" table:formula="of:=([.R4]-[.R15])/[.R4]" office:value-type="float" office:value="-0.0606913351356505" calcext:value-type="float">
            <text:p>-0.060691335135651</text:p>
          </table:table-cell>
          <table:table-cell table:style-name="ce112" table:formula="of:=([.S4]-[.S15])/[.S4]" office:value-type="float" office:value="-0.0170255311713596" calcext:value-type="float">
            <text:p>-0.01702553117136</text:p>
          </table:table-cell>
          <table:table-cell table:style-name="ce112" table:formula="of:=([.T4]-[.T15])/[.T4]" office:value-type="float" office:value="0.0105851138616864" calcext:value-type="float">
            <text:p>0.010585113861686</text:p>
          </table:table-cell>
          <table:table-cell table:style-name="ce112" table:formula="of:=([.U4]-[.U15])/[.U4]" office:value-type="float" office:value="0.000485702216732673" calcext:value-type="float">
            <text:p>0.000485702216733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4" table:formula="of:=SUM([.D29:.U29])/15" office:value-type="float" office:value="-0.0437827614066262" calcext:value-type="float">
            <text:p>-0.043782761406626</text:p>
          </table:table-cell>
          <table:table-cell table:style-name="ce13" table:formula="of:=[.B29] *(-1)" office:value-type="percentage" office:value="0.0437827614066262" calcext:value-type="percentage">
            <text:p>4.38%</text:p>
          </table:table-cell>
          <table:table-cell table:style-name="ce112"/>
          <table:table-cell table:style-name="ce112" table:formula="of:=([.E4]-[.E16])/[.E4]" office:value-type="float" office:value="-0.0893889600608934" calcext:value-type="float">
            <text:p>-0.089388960060894</text:p>
          </table:table-cell>
          <table:table-cell table:style-name="ce112" table:formula="of:=([.F4]-[.F16])/[.F4]" office:value-type="float" office:value="-0.0977925822009639" calcext:value-type="float">
            <text:p>-0.097792582200964</text:p>
          </table:table-cell>
          <table:table-cell table:style-name="ce112" table:formula="of:=([.G4]-[.G16])/[.G4]" office:value-type="float" office:value="-0.0545964908469506" calcext:value-type="float">
            <text:p>-0.054596490846951</text:p>
          </table:table-cell>
          <table:table-cell table:style-name="ce112"/>
          <table:table-cell table:style-name="ce112" table:formula="of:=([.I4]-[.I16])/[.I4]" office:value-type="float" office:value="-0.0306688254493122" calcext:value-type="float">
            <text:p>-0.030668825449312</text:p>
          </table:table-cell>
          <table:table-cell table:style-name="ce112" table:formula="of:=([.J4]-[.J16])/[.J4]" office:value-type="float" office:value="-0.0482533987977078" calcext:value-type="float">
            <text:p>-0.048253398797708</text:p>
          </table:table-cell>
          <table:table-cell table:style-name="ce112" table:formula="of:=([.K4]-[.K16])/[.K4]" office:value-type="float" office:value="-0.0307529548949783" calcext:value-type="float">
            <text:p>-0.030752954894978</text:p>
          </table:table-cell>
          <table:table-cell table:style-name="ce112" table:formula="of:=([.L4]-[.L16])/[.L4]" office:value-type="float" office:value="-0.0358742764138488" calcext:value-type="float">
            <text:p>-0.035874276413849</text:p>
          </table:table-cell>
          <table:table-cell table:style-name="ce112" table:formula="of:=([.M4]-[.M16])/[.M4]" office:value-type="float" office:value="-0.046613505014217" calcext:value-type="float">
            <text:p>-0.046613505014217</text:p>
          </table:table-cell>
          <table:table-cell table:style-name="ce112"/>
          <table:table-cell table:style-name="ce112" table:formula="of:=([.O4]-[.O16])/[.O4]" office:value-type="float" office:value="-0.0228982872561653" calcext:value-type="float">
            <text:p>-0.022898287256165</text:p>
          </table:table-cell>
          <table:table-cell table:style-name="ce112" table:formula="of:=([.P4]-[.P16])/[.P4]" office:value-type="float" office:value="0.0193566205697388" calcext:value-type="float">
            <text:p>0.019356620569739</text:p>
          </table:table-cell>
          <table:table-cell table:style-name="ce112" table:formula="of:=([.Q4]-[.Q16])/[.Q4]" office:value-type="float" office:value="-0.0255879834838856" calcext:value-type="float">
            <text:p>-0.025587983483886</text:p>
          </table:table-cell>
          <table:table-cell table:style-name="ce112" table:formula="of:=([.R4]-[.R16])/[.R4]" office:value-type="float" office:value="-0.139054313825641" calcext:value-type="float">
            <text:p>-0.139054313825641</text:p>
          </table:table-cell>
          <table:table-cell table:style-name="ce112" table:formula="of:=([.S4]-[.S16])/[.S4]" office:value-type="float" office:value="-0.0461316508663114" calcext:value-type="float">
            <text:p>-0.046131650866311</text:p>
          </table:table-cell>
          <table:table-cell table:style-name="ce112" table:formula="of:=([.T4]-[.T16])/[.T4]" office:value-type="float" office:value="0.00143414068834136" calcext:value-type="float">
            <text:p>0.001434140688341</text:p>
          </table:table-cell>
          <table:table-cell table:style-name="ce112" table:formula="of:=([.U4]-[.U16])/[.U4]" office:value-type="float" office:value="-0.00991895324659673" calcext:value-type="float">
            <text:p>-0.009918953246597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4" table:formula="of:=SUM([.D30:.U30])/15" office:value-type="float" office:value="-0.0355075073226106" calcext:value-type="float">
            <text:p>-0.035507507322611</text:p>
          </table:table-cell>
          <table:table-cell table:style-name="ce13" table:formula="of:=[.B30] *(-1)" office:value-type="percentage" office:value="0.0355075073226106" calcext:value-type="percentage">
            <text:p>3.55%</text:p>
          </table:table-cell>
          <table:table-cell table:style-name="ce112"/>
          <table:table-cell table:style-name="ce112" table:formula="of:=([.E4]-[.E17])/[.E4]" office:value-type="float" office:value="-0.0684847007566409" calcext:value-type="float">
            <text:p>-0.068484700756641</text:p>
          </table:table-cell>
          <table:table-cell table:style-name="ce112" table:formula="of:=([.F4]-[.F17])/[.F4]" office:value-type="float" office:value="-0.0567047047808389" calcext:value-type="float">
            <text:p>-0.056704704780839</text:p>
          </table:table-cell>
          <table:table-cell table:style-name="ce112" table:formula="of:=([.G4]-[.G17])/[.G4]" office:value-type="float" office:value="-0.0399559319127637" calcext:value-type="float">
            <text:p>-0.039955931912764</text:p>
          </table:table-cell>
          <table:table-cell table:style-name="ce112"/>
          <table:table-cell table:style-name="ce112" table:formula="of:=([.I4]-[.I17])/[.I4]" office:value-type="float" office:value="-0.00749700027018086" calcext:value-type="float">
            <text:p>-0.007497000270181</text:p>
          </table:table-cell>
          <table:table-cell table:style-name="ce112" table:formula="of:=([.J4]-[.J17])/[.J4]" office:value-type="float" office:value="-0.0702552883609868" calcext:value-type="float">
            <text:p>-0.070255288360987</text:p>
          </table:table-cell>
          <table:table-cell table:style-name="ce112" table:formula="of:=([.K4]-[.K17])/[.K4]" office:value-type="float" office:value="-0.0345386500247391" calcext:value-type="float">
            <text:p>-0.034538650024739</text:p>
          </table:table-cell>
          <table:table-cell table:style-name="ce112" table:formula="of:=([.L4]-[.L17])/[.L4]" office:value-type="float" office:value="-0.0376156384867817" calcext:value-type="float">
            <text:p>-0.037615638486782</text:p>
          </table:table-cell>
          <table:table-cell table:style-name="ce112" table:formula="of:=([.M4]-[.M17])/[.M4]" office:value-type="float" office:value="-0.040062496157211" calcext:value-type="float">
            <text:p>-0.040062496157211</text:p>
          </table:table-cell>
          <table:table-cell table:style-name="ce112"/>
          <table:table-cell table:style-name="ce112" table:formula="of:=([.O4]-[.O17])/[.O4]" office:value-type="float" office:value="-0.0158603800289296" calcext:value-type="float">
            <text:p>-0.01586038002893</text:p>
          </table:table-cell>
          <table:table-cell table:style-name="ce112" table:formula="of:=([.P4]-[.P17])/[.P4]" office:value-type="float" office:value="-0.00585066867230601" calcext:value-type="float">
            <text:p>-0.005850668672306</text:p>
          </table:table-cell>
          <table:table-cell table:style-name="ce112" table:formula="of:=([.Q4]-[.Q17])/[.Q4]" office:value-type="float" office:value="-0.0526631654755786" calcext:value-type="float">
            <text:p>-0.052663165475579</text:p>
          </table:table-cell>
          <table:table-cell table:style-name="ce112" table:formula="of:=([.R4]-[.R17])/[.R4]" office:value-type="float" office:value="-0.0837997505443765" calcext:value-type="float">
            <text:p>-0.083799750544377</text:p>
          </table:table-cell>
          <table:table-cell table:style-name="ce112" table:formula="of:=([.S4]-[.S17])/[.S4]" office:value-type="float" office:value="-0.0505953613615983" calcext:value-type="float">
            <text:p>-0.050595361361598</text:p>
          </table:table-cell>
          <table:table-cell table:style-name="ce112" table:formula="of:=([.T4]-[.T17])/[.T4]" office:value-type="float" office:value="0.0266802239439721" calcext:value-type="float">
            <text:p>0.026680223943972</text:p>
          </table:table-cell>
          <table:table-cell table:style-name="ce112" table:formula="of:=([.U4]-[.U17])/[.U4]" office:value-type="float" office:value="0.00459090304980027" calcext:value-type="float">
            <text:p>0.0045909030498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4" table:formula="of:=SUM([.D31:.U31])/15" office:value-type="float" office:value="-0.0262718995222809" calcext:value-type="float">
            <text:p>-0.026271899522281</text:p>
          </table:table-cell>
          <table:table-cell table:style-name="ce13" table:formula="of:=[.B31] *(-1)" office:value-type="percentage" office:value="0.0262718995222809" calcext:value-type="percentage">
            <text:p>2.63%</text:p>
          </table:table-cell>
          <table:table-cell table:style-name="ce112"/>
          <table:table-cell table:style-name="ce112" table:formula="of:=([.E4]-[.E18])/[.E4]" office:value-type="float" office:value="-0.0330779024149617" calcext:value-type="float">
            <text:p>-0.033077902414962</text:p>
          </table:table-cell>
          <table:table-cell table:style-name="ce112" table:formula="of:=([.F4]-[.F18])/[.F4]" office:value-type="float" office:value="-0.0155127175509828" calcext:value-type="float">
            <text:p>-0.015512717550983</text:p>
          </table:table-cell>
          <table:table-cell table:style-name="ce112" table:formula="of:=([.G4]-[.G18])/[.G4]" office:value-type="float" office:value="-0.0252979329163935" calcext:value-type="float">
            <text:p>-0.025297932916394</text:p>
          </table:table-cell>
          <table:table-cell table:style-name="ce112"/>
          <table:table-cell table:style-name="ce112" table:formula="of:=([.I4]-[.I18])/[.I4]" office:value-type="float" office:value="-0.0119795619969804" calcext:value-type="float">
            <text:p>-0.011979561996981</text:p>
          </table:table-cell>
          <table:table-cell table:style-name="ce112" table:formula="of:=([.J4]-[.J18])/[.J4]" office:value-type="float" office:value="-0.0251567978261985" calcext:value-type="float">
            <text:p>-0.025156797826199</text:p>
          </table:table-cell>
          <table:table-cell table:style-name="ce112" table:formula="of:=([.K4]-[.K18])/[.K4]" office:value-type="float" office:value="-0.0257033484640208" calcext:value-type="float">
            <text:p>-0.025703348464021</text:p>
          </table:table-cell>
          <table:table-cell table:style-name="ce112" table:formula="of:=([.L4]-[.L18])/[.L4]" office:value-type="float" office:value="-0.0278479003898659" calcext:value-type="float">
            <text:p>-0.027847900389866</text:p>
          </table:table-cell>
          <table:table-cell table:style-name="ce112" table:formula="of:=([.M4]-[.M18])/[.M4]" office:value-type="float" office:value="-0.04873630164161" calcext:value-type="float">
            <text:p>-0.04873630164161</text:p>
          </table:table-cell>
          <table:table-cell table:style-name="ce112"/>
          <table:table-cell table:style-name="ce112" table:formula="of:=([.O4]-[.O18])/[.O4]" office:value-type="float" office:value="-0.0396094677528302" calcext:value-type="float">
            <text:p>-0.03960946775283</text:p>
          </table:table-cell>
          <table:table-cell table:style-name="ce112" table:formula="of:=([.P4]-[.P18])/[.P4]" office:value-type="float" office:value="-0.00275236354945324" calcext:value-type="float">
            <text:p>-0.002752363549453</text:p>
          </table:table-cell>
          <table:table-cell table:style-name="ce112" table:formula="of:=([.Q4]-[.Q18])/[.Q4]" office:value-type="float" office:value="-0.0437517375552428" calcext:value-type="float">
            <text:p>-0.043751737555243</text:p>
          </table:table-cell>
          <table:table-cell table:style-name="ce112" table:formula="of:=([.R4]-[.R18])/[.R4]" office:value-type="float" office:value="-0.0457471721568493" calcext:value-type="float">
            <text:p>-0.045747172156849</text:p>
          </table:table-cell>
          <table:table-cell table:style-name="ce112" table:formula="of:=([.S4]-[.S18])/[.S4]" office:value-type="float" office:value="-0.0340893734726338" calcext:value-type="float">
            <text:p>-0.034089373472634</text:p>
          </table:table-cell>
          <table:table-cell table:style-name="ce112" table:formula="of:=([.T4]-[.T18])/[.T4]" office:value-type="float" office:value="-0.00686054504821775" calcext:value-type="float">
            <text:p>-0.006860545048218</text:p>
          </table:table-cell>
          <table:table-cell table:style-name="ce112" table:formula="of:=([.U4]-[.U18])/[.U4]" office:value-type="float" office:value="-0.00795537009797216" calcext:value-type="float">
            <text:p>-0.007955370097972</text:p>
          </table:table-cell>
          <table:table-cell table:style-name="ce54" table:number-columns-repeated="33"/>
          <table:table-cell table:number-columns-repeated="6"/>
        </table:table-row>
        <table:table-row table:style-name="ro6">
          <table:table-cell table:style-name="ce7" table:number-columns-spanned="2" table:number-rows-spanned="1"/>
          <table:covered-table-cell table:style-name="ce14" table:formula="of:=SUM([.D32:.U32])/22" office:value-type="float" office:value="0" calcext:value-type="float">
            <text:p>0</text:p>
          </table:covered-table-cell>
          <table:table-cell table:style-name="ce14"/>
          <table:table-cell table:style-name="ce18" office:value-type="string" calcext:value-type="string" table:number-columns-spanned="18" table:number-rows-spanned="1">
            <text:p>Relative difference of the fitness value in comparison with the optimal value if known</text:p>
          </table:table-cell>
          <table:covered-table-cell table:number-columns-repeated="2" table:style-name="ce21"/>
          <table:covered-table-cell table:style-name="ce27"/>
          <table:covered-table-cell table:number-columns-repeated="5" table:style-name="ce21"/>
          <table:covered-table-cell table:style-name="ce27"/>
          <table:covered-table-cell table:number-columns-repeated="2" table:style-name="ce21"/>
          <table:covered-table-cell table:style-name="ce27"/>
          <table:covered-table-cell table:number-columns-repeated="5" table:style-name="ce21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4" table:formula="of:=SUM([.D33:.U33])/3" office:value-type="float" office:value="-0.313025985890315" calcext:value-type="float">
            <text:p>-0.313025985890315</text:p>
          </table:table-cell>
          <table:table-cell table:style-name="ce13" table:formula="of:=[.B33]*(-1)" office:value-type="percentage" office:value="0.313025985890315" calcext:value-type="percentage">
            <text:p>31.30%</text:p>
          </table:table-cell>
          <table:table-cell table:style-name="ce112" table:formula="of:=([.D3]-[.D7])/[.D3]" office:value-type="float" office:value="-0.167262175942722" calcext:value-type="float">
            <text:p>-0.167262175942722</text:p>
          </table:table-cell>
          <table:table-cell table:style-name="ce112" table:number-columns-repeated="3"/>
          <table:table-cell table:style-name="ce112" table:formula="of:=([.H3]-[.H7])/[.H3]" office:value-type="float" office:value="-0.0688145561931102" calcext:value-type="float">
            <text:p>-0.06881455619311</text:p>
          </table:table-cell>
          <table:table-cell table:style-name="ce112" table:number-columns-repeated="5"/>
          <table:table-cell table:style-name="ce112" table:formula="of:=([.N3]-[.N7])/[.N3]" office:value-type="float" office:value="-0.703001225535111" calcext:value-type="float">
            <text:p>-0.703001225535111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4" table:formula="of:=SUM([.D34:.U34])/3" office:value-type="float" office:value="-0.265599261477789" calcext:value-type="float">
            <text:p>-0.265599261477789</text:p>
          </table:table-cell>
          <table:table-cell table:style-name="ce13" table:formula="of:=[.B34]*(-1)" office:value-type="percentage" office:value="0.265599261477789" calcext:value-type="percentage">
            <text:p>26.56%</text:p>
          </table:table-cell>
          <table:table-cell table:style-name="ce112" table:formula="of:=([.D3]-[.D8])/[.D3]" office:value-type="float" office:value="-0.131552693382433" calcext:value-type="float">
            <text:p>-0.131552693382433</text:p>
          </table:table-cell>
          <table:table-cell table:style-name="ce112" table:number-columns-repeated="3"/>
          <table:table-cell table:style-name="ce112" table:formula="of:=([.H3]-[.H8])/[.H3]" office:value-type="float" office:value="-0.0547871727986076" calcext:value-type="float">
            <text:p>-0.054787172798608</text:p>
          </table:table-cell>
          <table:table-cell table:style-name="ce112" table:number-columns-repeated="5"/>
          <table:table-cell table:style-name="ce112" table:formula="of:=([.N3]-[.N8])/[.N3]" office:value-type="float" office:value="-0.610457918252326" calcext:value-type="float">
            <text:p>-0.610457918252326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4" table:formula="of:=SUM([.D35:.U35])/3" office:value-type="float" office:value="-0.193494688436438" calcext:value-type="float">
            <text:p>-0.193494688436438</text:p>
          </table:table-cell>
          <table:table-cell table:style-name="ce13" table:formula="of:=[.B35]*(-1)" office:value-type="percentage" office:value="0.193494688436438" calcext:value-type="percentage">
            <text:p>19.35%</text:p>
          </table:table-cell>
          <table:table-cell table:style-name="ce112" table:formula="of:=([.D3]-[.D9])/[.D3]" office:value-type="float" office:value="-0.107884421183234" calcext:value-type="float">
            <text:p>-0.107884421183234</text:p>
          </table:table-cell>
          <table:table-cell table:style-name="ce112" table:number-columns-repeated="3"/>
          <table:table-cell table:style-name="ce112" table:formula="of:=([.H3]-[.H9])/[.H3]" office:value-type="float" office:value="-0.0520249691329787" calcext:value-type="float">
            <text:p>-0.052024969132979</text:p>
          </table:table-cell>
          <table:table-cell table:style-name="ce112" table:number-columns-repeated="5"/>
          <table:table-cell table:style-name="ce112" table:formula="of:=([.N3]-[.N9])/[.N3]" office:value-type="float" office:value="-0.4205746749931" calcext:value-type="float">
            <text:p>-0.4205746749931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4" table:formula="of:=SUM([.D36:.U36])/3" office:value-type="float" office:value="-0.711371174466496" calcext:value-type="float">
            <text:p>-0.711371174466496</text:p>
          </table:table-cell>
          <table:table-cell table:style-name="ce13" table:formula="of:=[.B36]*(-1)" office:value-type="percentage" office:value="0.711371174466496" calcext:value-type="percentage">
            <text:p>71.14%</text:p>
          </table:table-cell>
          <table:table-cell table:style-name="ce112" table:formula="of:=([.D3]-[.D10])/[.D3]" office:value-type="float" office:value="-0.226154194496486" calcext:value-type="float">
            <text:p>-0.226154194496486</text:p>
          </table:table-cell>
          <table:table-cell table:style-name="ce112" table:number-columns-repeated="3"/>
          <table:table-cell table:style-name="ce112" table:formula="of:=([.H3]-[.H10])/[.H3]" office:value-type="float" office:value="-0.056311185523911" calcext:value-type="float">
            <text:p>-0.056311185523911</text:p>
          </table:table-cell>
          <table:table-cell table:style-name="ce112" table:number-columns-repeated="5"/>
          <table:table-cell table:style-name="ce112" table:formula="of:=([.N3]-[.N10])/[.N3]" office:value-type="float" office:value="-1.85164814337909" calcext:value-type="float">
            <text:p>-1.85164814337909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4" table:formula="of:=SUM([.D37:.U37])/3" office:value-type="float" office:value="-0.61359645957392" calcext:value-type="float">
            <text:p>-0.61359645957392</text:p>
          </table:table-cell>
          <table:table-cell table:style-name="ce13" table:formula="of:=[.B37]*(-1)" office:value-type="percentage" office:value="0.61359645957392" calcext:value-type="percentage">
            <text:p>61.36%</text:p>
          </table:table-cell>
          <table:table-cell table:style-name="ce112" table:formula="of:=([.D3]-[.D11])/[.D3]" office:value-type="float" office:value="-0.14431058715005" calcext:value-type="float">
            <text:p>-0.14431058715005</text:p>
          </table:table-cell>
          <table:table-cell table:style-name="ce112" table:number-columns-repeated="3"/>
          <table:table-cell table:style-name="ce112" table:formula="of:=([.H3]-[.H11])/[.H3]" office:value-type="float" office:value="-0.081773515234985" calcext:value-type="float">
            <text:p>-0.081773515234985</text:p>
          </table:table-cell>
          <table:table-cell table:style-name="ce112" table:number-columns-repeated="5"/>
          <table:table-cell table:style-name="ce112" table:formula="of:=([.N3]-[.N11])/[.N3]" office:value-type="float" office:value="-1.61470527633672" calcext:value-type="float">
            <text:p>-1.61470527633672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4" table:formula="of:=SUM([.D38:.U38])/3" office:value-type="float" office:value="-0.482796623448623" calcext:value-type="float">
            <text:p>-0.482796623448623</text:p>
          </table:table-cell>
          <table:table-cell table:style-name="ce13" table:formula="of:=[.B38]*(-1)" office:value-type="percentage" office:value="0.482796623448623" calcext:value-type="percentage">
            <text:p>48.28%</text:p>
          </table:table-cell>
          <table:table-cell table:style-name="ce112" table:formula="of:=([.D3]-[.D12])/[.D3]" office:value-type="float" office:value="-0.164341794936819" calcext:value-type="float">
            <text:p>-0.164341794936819</text:p>
          </table:table-cell>
          <table:table-cell table:style-name="ce112" table:number-columns-repeated="3"/>
          <table:table-cell table:style-name="ce112" table:formula="of:=([.H3]-[.H12])/[.H3]" office:value-type="float" office:value="-0.0664260903678618" calcext:value-type="float">
            <text:p>-0.066426090367862</text:p>
          </table:table-cell>
          <table:table-cell table:style-name="ce112" table:number-columns-repeated="5"/>
          <table:table-cell table:style-name="ce112" table:formula="of:=([.N3]-[.N12])/[.N3]" office:value-type="float" office:value="-1.21762198504119" calcext:value-type="float">
            <text:p>-1.21762198504119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4" table:formula="of:=SUM([.D39:.U39])/3" office:value-type="float" office:value="-0.0848220046740101" calcext:value-type="float">
            <text:p>-0.08482200467401</text:p>
          </table:table-cell>
          <table:table-cell table:style-name="ce13" table:formula="of:=[.B39]*(-1)" office:value-type="percentage" office:value="0.0848220046740101" calcext:value-type="percentage">
            <text:p>8.48%</text:p>
          </table:table-cell>
          <table:table-cell table:style-name="ce112" table:formula="of:=([.D3]-[.D13])/[.D3]" office:value-type="float" office:value="-0.0699889631031391" calcext:value-type="float">
            <text:p>-0.069988963103139</text:p>
          </table:table-cell>
          <table:table-cell table:style-name="ce112" table:number-columns-repeated="3"/>
          <table:table-cell table:style-name="ce112" table:formula="of:=([.H3]-[.H13])/[.H3]" office:value-type="float" office:value="-0.0462116442354449" calcext:value-type="float">
            <text:p>-0.046211644235445</text:p>
          </table:table-cell>
          <table:table-cell table:style-name="ce112" table:number-columns-repeated="5"/>
          <table:table-cell table:style-name="ce112" table:formula="of:=([.N3]-[.N13])/[.N3]" office:value-type="float" office:value="-0.138265406683447" calcext:value-type="float">
            <text:p>-0.138265406683447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4" table:formula="of:=SUM([.D40:.U40])/3" office:value-type="float" office:value="-0.0921881507688763" calcext:value-type="float">
            <text:p>-0.092188150768876</text:p>
          </table:table-cell>
          <table:table-cell table:style-name="ce13" table:formula="of:=[.B40]*(-1)" office:value-type="percentage" office:value="0.0921881507688763" calcext:value-type="percentage">
            <text:p>9.22%</text:p>
          </table:table-cell>
          <table:table-cell table:style-name="ce112" table:formula="of:=([.D3]-[.D14])/[.D3]" office:value-type="float" office:value="-0.103335388247485" calcext:value-type="float">
            <text:p>-0.103335388247485</text:p>
          </table:table-cell>
          <table:table-cell table:style-name="ce112" table:number-columns-repeated="3"/>
          <table:table-cell table:style-name="ce112" table:formula="of:=([.H3]-[.H14])/[.H3]" office:value-type="float" office:value="-0.0544121980940135" calcext:value-type="float">
            <text:p>-0.054412198094014</text:p>
          </table:table-cell>
          <table:table-cell table:style-name="ce112" table:number-columns-repeated="5"/>
          <table:table-cell table:style-name="ce112" table:formula="of:=([.N3]-[.N14])/[.N3]" office:value-type="float" office:value="-0.11881686596513" calcext:value-type="float">
            <text:p>-0.11881686596513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4" table:formula="of:=SUM([.D41:.U41])/3" office:value-type="float" office:value="-0.0790749205023964" calcext:value-type="float">
            <text:p>-0.079074920502397</text:p>
          </table:table-cell>
          <table:table-cell table:style-name="ce13" table:formula="of:=[.B41]*(-1)" office:value-type="percentage" office:value="0.0790749205023964" calcext:value-type="percentage">
            <text:p>7.91%</text:p>
          </table:table-cell>
          <table:table-cell table:style-name="ce112" table:formula="of:=([.D3]-[.D15])/[.D3]" office:value-type="float" office:value="-0.0937472568369114" calcext:value-type="float">
            <text:p>-0.093747256836912</text:p>
          </table:table-cell>
          <table:table-cell table:style-name="ce112" table:number-columns-repeated="3"/>
          <table:table-cell table:style-name="ce112" table:formula="of:=([.H3]-[.H15])/[.H3]" office:value-type="float" office:value="-0.0431467352429775" calcext:value-type="float">
            <text:p>-0.043146735242978</text:p>
          </table:table-cell>
          <table:table-cell table:style-name="ce112" table:number-columns-repeated="5"/>
          <table:table-cell table:style-name="ce112" table:formula="of:=([.N3]-[.N15])/[.N3]" office:value-type="float" office:value="-0.1003307694273" calcext:value-type="float">
            <text:p>-0.1003307694273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4" table:formula="of:=SUM([.D42:.U42])/3" office:value-type="float" office:value="-0.102574900469465" calcext:value-type="float">
            <text:p>-0.102574900469465</text:p>
          </table:table-cell>
          <table:table-cell table:style-name="ce13" table:formula="of:=[.B42]*(-1)" office:value-type="percentage" office:value="0.102574900469465" calcext:value-type="percentage">
            <text:p>10.26%</text:p>
          </table:table-cell>
          <table:table-cell table:style-name="ce112" table:formula="of:=([.D3]-[.D16])/[.D3]" office:value-type="float" office:value="-0.105641010745928" calcext:value-type="float">
            <text:p>-0.105641010745928</text:p>
          </table:table-cell>
          <table:table-cell table:style-name="ce112" table:number-columns-repeated="3"/>
          <table:table-cell table:style-name="ce112" table:formula="of:=([.H3]-[.H16])/[.H3]" office:value-type="float" office:value="-0.0555874977226551" calcext:value-type="float">
            <text:p>-0.055587497722655</text:p>
          </table:table-cell>
          <table:table-cell table:style-name="ce112" table:number-columns-repeated="5"/>
          <table:table-cell table:style-name="ce112" table:formula="of:=([.N3]-[.N16])/[.N3]" office:value-type="float" office:value="-0.146496192939813" calcext:value-type="float">
            <text:p>-0.146496192939813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4" table:formula="of:=SUM([.D43:.U43])/3" office:value-type="float" office:value="-0.0796778418191697" calcext:value-type="float">
            <text:p>-0.07967784181917</text:p>
          </table:table-cell>
          <table:table-cell table:style-name="ce13" table:formula="of:=[.B43]*(-1)" office:value-type="percentage" office:value="0.0796778418191697" calcext:value-type="percentage">
            <text:p>7.97%</text:p>
          </table:table-cell>
          <table:table-cell table:style-name="ce112" table:formula="of:=([.D3]-[.D17])/[.D3]" office:value-type="float" office:value="-0.0817810648280332" calcext:value-type="float">
            <text:p>-0.081781064828033</text:p>
          </table:table-cell>
          <table:table-cell table:style-name="ce112" table:number-columns-repeated="3"/>
          <table:table-cell table:style-name="ce112" table:formula="of:=([.H3]-[.H17])/[.H3]" office:value-type="float" office:value="-0.0506362468236068" calcext:value-type="float">
            <text:p>-0.050636246823607</text:p>
          </table:table-cell>
          <table:table-cell table:style-name="ce112" table:number-columns-repeated="5"/>
          <table:table-cell table:style-name="ce112" table:formula="of:=([.N3]-[.N17])/[.N3]" office:value-type="float" office:value="-0.106616213805869" calcext:value-type="float">
            <text:p>-0.106616213805869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4" table:formula="of:=SUM([.D44:.U44])/3" office:value-type="float" office:value="-0.0768227180944494" calcext:value-type="float">
            <text:p>-0.076822718094449</text:p>
          </table:table-cell>
          <table:table-cell table:style-name="ce13" table:formula="of:=[.B44]*(-1)" office:value-type="percentage" office:value="0.0768227180944494" calcext:value-type="percentage">
            <text:p>7.68%</text:p>
          </table:table-cell>
          <table:table-cell table:style-name="ce112" table:formula="of:=([.D3]-[.D18])/[.D3]" office:value-type="float" office:value="-0.0694913544002757" calcext:value-type="float">
            <text:p>-0.069491354400276</text:p>
          </table:table-cell>
          <table:table-cell table:style-name="ce112" table:number-columns-repeated="3"/>
          <table:table-cell table:style-name="ce112" table:formula="of:=([.H3]-[.H18])/[.H3]" office:value-type="float" office:value="-0.0481961529188322" calcext:value-type="float">
            <text:p>-0.048196152918832</text:p>
          </table:table-cell>
          <table:table-cell table:style-name="ce112" table:number-columns-repeated="5"/>
          <table:table-cell table:style-name="ce112" table:formula="of:=([.N3]-[.N18])/[.N3]" office:value-type="float" office:value="-0.11278064696424" calcext:value-type="float">
            <text:p>-0.11278064696424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 table:number-rows-repeated="2">
          <table:table-cell table:style-name="ce6" table:number-columns-repeated="54"/>
          <table:table-cell table:number-columns-repeated="6"/>
        </table:table-row>
        <table:table-row table:style-name="ro5">
          <table:table-cell table:style-name="ce6"/>
          <table:table-cell table:style-name="ce6" office:value-type="string" calcext:value-type="string">
            <text:p>E(opt)</text:p>
          </table:table-cell>
          <table:table-cell table:style-name="ce6" office:value-type="string" calcext:value-type="string">
            <text:p>E(h)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2" table:formula="of:=[.C33]" office:value-type="percentage" office:value="0.313025985890315" calcext:value-type="percentage">
            <text:p>31.30%</text:p>
          </table:table-cell>
          <table:table-cell table:style-name="ce12" table:formula="of:=[.C20]" office:value-type="percentage" office:value="0.219549714655505" calcext:value-type="percentage">
            <text:p>21.95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2" table:formula="of:=[.C34]" office:value-type="percentage" office:value="0.265599261477789" calcext:value-type="percentage">
            <text:p>26.56%</text:p>
          </table:table-cell>
          <table:table-cell table:style-name="ce12" table:formula="of:=[.C21]" office:value-type="percentage" office:value="0.153230818180484" calcext:value-type="percentage">
            <text:p>15.32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2" table:formula="of:=[.C35]" office:value-type="percentage" office:value="0.193494688436438" calcext:value-type="percentage">
            <text:p>19.35%</text:p>
          </table:table-cell>
          <table:table-cell table:style-name="ce12" table:formula="of:=[.C22]" office:value-type="percentage" office:value="0.107669697559341" calcext:value-type="percentage">
            <text:p>10.77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2" table:formula="of:=[.C36]" office:value-type="percentage" office:value="0.711371174466496" calcext:value-type="percentage">
            <text:p>71.14%</text:p>
          </table:table-cell>
          <table:table-cell table:style-name="ce12" table:formula="of:=[.C23]" office:value-type="percentage" office:value="0.514770699588395" calcext:value-type="percentage">
            <text:p>51.48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2" table:formula="of:=[.C37]" office:value-type="percentage" office:value="0.61359645957392" calcext:value-type="percentage">
            <text:p>61.36%</text:p>
          </table:table-cell>
          <table:table-cell table:style-name="ce12" table:formula="of:=[.C24]" office:value-type="percentage" office:value="0.417937976796864" calcext:value-type="percentage">
            <text:p>41.79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2" table:formula="of:=[.C38]" office:value-type="percentage" office:value="0.482796623448623" calcext:value-type="percentage">
            <text:p>48.28%</text:p>
          </table:table-cell>
          <table:table-cell table:style-name="ce12" table:formula="of:=[.C25]" office:value-type="percentage" office:value="0.343526331935797" calcext:value-type="percentage">
            <text:p>34.35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2" table:formula="of:=[.C39]" office:value-type="percentage" office:value="0.0848220046740101" calcext:value-type="percentage">
            <text:p>8.48%</text:p>
          </table:table-cell>
          <table:table-cell table:style-name="ce12" table:formula="of:=[.C26]" office:value-type="percentage" office:value="0.0373792925033688" calcext:value-type="percentage">
            <text:p>3.74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2" table:formula="of:=[.C40]" office:value-type="percentage" office:value="0.0921881507688763" calcext:value-type="percentage">
            <text:p>9.22%</text:p>
          </table:table-cell>
          <table:table-cell table:style-name="ce12" table:formula="of:=[.C27]" office:value-type="percentage" office:value="0.0271996106820013" calcext:value-type="percentage">
            <text:p>2.72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2" table:formula="of:=[.C41]" office:value-type="percentage" office:value="0.0790749205023964" calcext:value-type="percentage">
            <text:p>7.91%</text:p>
          </table:table-cell>
          <table:table-cell table:style-name="ce12" table:formula="of:=[.C28]" office:value-type="percentage" office:value="0.0244648812261225" calcext:value-type="percentage">
            <text:p>2.45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2" table:formula="of:=[.C42]" office:value-type="percentage" office:value="0.102574900469465" calcext:value-type="percentage">
            <text:p>10.26%</text:p>
          </table:table-cell>
          <table:table-cell table:style-name="ce12" table:formula="of:=[.C29]" office:value-type="percentage" office:value="0.0437827614066262" calcext:value-type="percentage">
            <text:p>4.38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2" table:formula="of:=[.C43]" office:value-type="percentage" office:value="0.0796778418191697" calcext:value-type="percentage">
            <text:p>7.97%</text:p>
          </table:table-cell>
          <table:table-cell table:style-name="ce12" table:formula="of:=[.C30]" office:value-type="percentage" office:value="0.0355075073226106" calcext:value-type="percentage">
            <text:p>3.55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2" table:formula="of:=[.C44]" office:value-type="percentage" office:value="0.0768227180944494" calcext:value-type="percentage">
            <text:p>7.68%</text:p>
          </table:table-cell>
          <table:table-cell table:style-name="ce12" table:formula="of:=[.C31]" office:value-type="percentage" office:value="0.0262718995222809" calcext:value-type="percentage">
            <text:p>2.63%</text:p>
          </table:table-cell>
          <table:table-cell table:style-name="ce6" table:number-columns-repeated="51"/>
          <table:table-cell table:number-columns-repeated="6"/>
        </table:table-row>
        <table:table-row table:style-name="ro5" table:number-rows-repeated="11">
          <table:table-cell table:style-name="ce6" table:number-columns-repeated="54"/>
          <table:table-cell table:number-columns-repeated="6"/>
        </table:table-row>
        <table:table-row table:style-name="ro5" table:number-rows-repeated="1048505">
          <table:table-cell table:number-columns-repeated="60"/>
        </table:table-row>
        <table:table-row table:style-name="ro5">
          <table:table-cell table:number-columns-repeated="60"/>
        </table:table-row>
      </table:table>
      <table:table table:name="Sheet2" table:style-name="ta1">
        <table:table-column table:style-name="co18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4"/>
        </table:table-row>
        <table:table-row table:style-name="ro5">
          <table:table-cell table:number-columns-repeated="4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6:41:00.772541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6-03T16:41:50.127121956</dc:date>
    <meta:editing-duration>P2DT12H14M40S</meta:editing-duration>
    <meta:editing-cycles>95</meta:editing-cycles>
    <meta:generator>LibreOffice/6.4.2.2$MacOSX_X86_64 LibreOffice_project/4e471d8c02c9c90f512f7f9ead8875b57fcb1ec3</meta:generator>
    <meta:document-statistic meta:table-count="2" meta:cell-count="603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chart-properties chart:solid-type="cuboid"/>
      <style:graphic-properties draw:fill-color="#ffdbb6"/>
    </style:style>
    <style:style style:name="ch11" style:family="chart">
      <style:chart-properties chart:solid-type="cuboid"/>
      <style:graphic-properties draw:fill-color="#bf004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48:RESULTS.B59" chart:data-source-has-labels="column" svg:x="2.077cm" svg:y="0.345cm" svg:width="18.635cm" svg:height="14.98cm">
          <chartooo:coordinate-region svg:x="4.048cm" svg:y="0.646cm" svg:width="16.664cm" svg:height="10.916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48:RESULTS.A59"/>
          </chart:axis>
          <chart:axis chart:dimension="y" chart:name="primary-y" chart:style-name="ch5">
            <chart:title svg:x="0.305cm" svg:y="7.117cm" chart:style-name="ch6">
              <text:p>E(opt)</text:p>
            </chart:title>
            <chart:grid chart:style-name="ch7" chart:class="major"/>
          </chart:axis>
          <chart:series chart:style-name="ch8" chart:values-cell-range-address="RESULTS.B48:RESULTS.B59" chart:class="chart:bar">
            <chart:data-point chart:style-name="ch9" chart:repeated="6"/>
            <chart:data-point chart:style-name="ch10" chart:repeated="2"/>
            <chart:data-point chart:style-name="ch11"/>
            <chart:data-point chart:style-name="ch10" chart:repeated="2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48:RESULTS.A59</svg:desc>
                </draw:g>
              </table:table-cell>
              <table:table-cell office:value-type="float" office:value="0.313025985890315">
                <text:p>0.313025985890315</text:p>
                <draw:g>
                  <svg:desc>RESULTS.B48:RESULTS.B59</svg:desc>
                </draw:g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265599261477789">
                <text:p>0.265599261477789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193494688436438">
                <text:p>0.193494688436438</text:p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711371174466496">
                <text:p>0.711371174466496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61359645957392">
                <text:p>0.61359645957392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482796623448623">
                <text:p>0.482796623448623</text:p>
              </table:table-cell>
            </table:table-row>
            <table:table-row>
              <table:table-cell office:value-type="string">
                <text:p>size = 100, m = 3%</text:p>
              </table:table-cell>
              <table:table-cell office:value-type="float" office:value="0.0848220046740101">
                <text:p>0.0848220046740101</text:p>
              </table:table-cell>
            </table:table-row>
            <table:table-row>
              <table:table-cell office:value-type="string">
                <text:p>size = 100, m = 5%</text:p>
              </table:table-cell>
              <table:table-cell office:value-type="float" office:value="0.0921881507688763">
                <text:p>0.0921881507688763</text:p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0790749205023964">
                <text:p>0.0790749205023964</text:p>
              </table:table-cell>
            </table:table-row>
            <table:table-row>
              <table:table-cell office:value-type="string">
                <text:p>size = 200, m = 3%</text:p>
              </table:table-cell>
              <table:table-cell office:value-type="float" office:value="0.102574900469465">
                <text:p>0.102574900469465</text:p>
              </table:table-cell>
            </table:table-row>
            <table:table-row>
              <table:table-cell office:value-type="string">
                <text:p>size = 200, m = 5%</text:p>
              </table:table-cell>
              <table:table-cell office:value-type="float" office:value="0.0796778418191697">
                <text:p>0.0796778418191697</text:p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0768227180944494">
                <text:p>0.07682271809444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e0c2cd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chart-properties chart:solid-type="cuboid"/>
    </style:style>
    <style:style style:name="ch11" style:family="chart">
      <style:chart-properties chart:solid-type="cuboid"/>
      <style:graphic-properties draw:fill-color="#ffe994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48:RESULTS.A59 RESULTS.C48:RESULTS.C59" chart:data-source-has-labels="column" svg:x="2.077cm" svg:y="0.345cm" svg:width="18.635cm" svg:height="14.98cm">
          <chartooo:coordinate-region svg:x="4.048cm" svg:y="0.647cm" svg:width="16.664cm" svg:height="10.915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48:RESULTS.A59"/>
          </chart:axis>
          <chart:axis chart:dimension="y" chart:name="primary-y" chart:style-name="ch5">
            <chart:title svg:x="0.305cm" svg:y="7.115cm" chart:style-name="ch6">
              <text:p>E(h)</text:p>
            </chart:title>
            <chart:grid chart:style-name="ch7" chart:class="major"/>
          </chart:axis>
          <chart:series chart:style-name="ch8" chart:values-cell-range-address="RESULTS.C48:RESULTS.C59" chart:class="chart:bar">
            <chart:data-point chart:repeated="2"/>
            <chart:data-point chart:style-name="ch9"/>
            <chart:data-point chart:style-name="ch10"/>
            <chart:data-point chart:repeated="2"/>
            <chart:data-point chart:style-name="ch11"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48:RESULTS.A59</svg:desc>
                </draw:g>
              </table:table-cell>
              <table:table-cell office:value-type="float" office:value="0.219549714655505">
                <text:p>0.219549714655505</text:p>
                <draw:g>
                  <svg:desc>RESULTS.C48:RESULTS.C59</svg:desc>
                </draw:g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153230818180484">
                <text:p>0.153230818180484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107669697559341">
                <text:p>0.107669697559341</text:p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514770699588395">
                <text:p>0.514770699588395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417937976796864">
                <text:p>0.417937976796864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343526331935797">
                <text:p>0.343526331935797</text:p>
              </table:table-cell>
            </table:table-row>
            <table:table-row>
              <table:table-cell office:value-type="string">
                <text:p>size = 100, m = 3%</text:p>
              </table:table-cell>
              <table:table-cell office:value-type="float" office:value="0.0373792925033688">
                <text:p>0.0373792925033688</text:p>
              </table:table-cell>
            </table:table-row>
            <table:table-row>
              <table:table-cell office:value-type="string">
                <text:p>size = 100, m = 5%</text:p>
              </table:table-cell>
              <table:table-cell office:value-type="float" office:value="0.0271996106820013">
                <text:p>0.0271996106820013</text:p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0244648812261225">
                <text:p>0.0244648812261225</text:p>
              </table:table-cell>
            </table:table-row>
            <table:table-row>
              <table:table-cell office:value-type="string">
                <text:p>size = 200, m = 3%</text:p>
              </table:table-cell>
              <table:table-cell office:value-type="float" office:value="0.0437827614066262">
                <text:p>0.0437827614066262</text:p>
              </table:table-cell>
            </table:table-row>
            <table:table-row>
              <table:table-cell office:value-type="string">
                <text:p>size = 200, m = 5%</text:p>
              </table:table-cell>
              <table:table-cell office:value-type="float" office:value="0.0355075073226106">
                <text:p>0.0355075073226106</text:p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0262718995222809">
                <text:p>0.02627189952228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